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4.9604in" table:align="margins"/>
    </style:style>
    <style:style style:name="Table3.A" style:family="table-column">
      <style:table-column-properties style:column-width="1.6618in" style:rel-column-width="7281*"/>
    </style:style>
    <style:style style:name="Table3.C" style:family="table-column">
      <style:table-column-properties style:column-width="1.6625in" style:rel-column-width="7283*"/>
    </style:style>
    <style:style style:name="Table3.D" style:family="table-column">
      <style:table-column-properties style:column-width="4.9868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0" style:family="table-row">
      <style:table-row-properties style:min-row-height="0.7639in"/>
    </style:style>
    <style:style style:name="Table3.17" style:family="table-row">
      <style:table-row-properties style:min-row-height="0.0681in"/>
    </style:style>
    <style:style style:name="Table2" style:family="table">
      <style:table-properties style:width="14.9604in" table:align="margins"/>
    </style:style>
    <style:style style:name="Table2.A" style:family="table-column">
      <style:table-column-properties style:column-width="1.6618in" style:rel-column-width="7279*"/>
    </style:style>
    <style:style style:name="Table2.C" style:family="table-column">
      <style:table-column-properties style:column-width="1.6632in" style:rel-column-width="7285*"/>
    </style:style>
    <style:style style:name="Table2.D" style:family="table-column">
      <style:table-column-properties style:column-width="4.9868in" style:rel-column-width="21845*"/>
    </style:style>
    <style:style style:name="Table2.E" style:family="table-column">
      <style:table-column-properties style:column-width="4.9875in" style:rel-column-width="218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0" style:family="table-row">
      <style:table-row-properties style:min-row-height="0.7639in"/>
    </style:style>
    <style:style style:name="Table1" style:family="table">
      <style:table-properties style:width="14.9604in" fo:break-before="page" table:align="margins"/>
    </style:style>
    <style:style style:name="Table1.A" style:family="table-column">
      <style:table-column-properties style:column-width="5.1215in" style:rel-column-width="22435*"/>
    </style:style>
    <style:style style:name="Table1.B" style:family="table-column">
      <style:table-column-properties style:column-width="5.0694in" style:rel-column-width="22207*"/>
    </style:style>
    <style:style style:name="Table1.C" style:family="table-column">
      <style:table-column-properties style:column-width="4.7694in" style:rel-column-width="20893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none" fo:border-top="none" fo:border-bottom="none"/>
    </style:style>
    <style:style style:name="Table1.C11" style:family="table-cell">
      <style:table-cell-properties style:vertical-align="bottom" fo:padding="0.0382in" fo:border-left="0.05pt solid #000000" fo:border-right="0.05pt solid #000000" fo:border-top="none" fo:border-bottom="none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543d" officeooo:paragraph-rsid="0011543d"/>
    </style:style>
    <style:style style:name="P2" style:family="paragraph" style:parent-style-name="Standard">
      <style:text-properties officeooo:rsid="0011543d" officeooo:paragraph-rsid="0012ad30"/>
    </style:style>
    <style:style style:name="P3" style:family="paragraph" style:parent-style-name="Standard">
      <style:text-properties officeooo:rsid="0011543d" officeooo:paragraph-rsid="00301a71"/>
    </style:style>
    <style:style style:name="P4" style:family="paragraph" style:parent-style-name="Standard">
      <style:paragraph-properties fo:text-align="center" style:justify-single-word="false"/>
      <style:text-properties officeooo:rsid="0011543d" officeooo:paragraph-rsid="0034f9e9"/>
    </style:style>
    <style:style style:name="P5" style:family="paragraph" style:parent-style-name="Standard">
      <style:paragraph-properties fo:text-align="center" style:justify-single-word="false"/>
      <style:text-properties fo:font-size="18pt" officeooo:rsid="0011543d" officeooo:paragraph-rsid="0011543d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1543d" officeooo:paragraph-rsid="0034f9e9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font-weight="normal" officeooo:rsid="001a7afd" officeooo:paragraph-rsid="001a7afd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1a7afd" officeooo:paragraph-rsid="001a7afd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22751b" officeooo:paragraph-rsid="00254f77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23ef03" officeooo:paragraph-rsid="002aef00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6pt" officeooo:rsid="0011543d" officeooo:paragraph-rsid="0011543d" style:font-size-asian="16pt" style:font-size-complex="16pt"/>
    </style:style>
    <style:style style:name="P12" style:family="paragraph" style:parent-style-name="Standard">
      <style:text-properties fo:font-size="16pt" fo:font-weight="normal" officeooo:rsid="0011543d" officeooo:paragraph-rsid="0011543d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7982a" officeooo:paragraph-rsid="0017982a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7982a" officeooo:paragraph-rsid="002e2d5e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a7afd" officeooo:paragraph-rsid="001a7afd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54f77" officeooo:paragraph-rsid="002aef00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11543d" officeooo:paragraph-rsid="0023ef0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11543d" officeooo:paragraph-rsid="0027560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11543d" officeooo:paragraph-rsid="002a078b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font-weight="bold" officeooo:rsid="0011543d" officeooo:paragraph-rsid="002cdb2b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11543d" officeooo:paragraph-rsid="002daa9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17982a" officeooo:paragraph-rsid="002e2d5e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4pt" officeooo:rsid="0011543d" officeooo:paragraph-rsid="0011543d" style:font-size-asian="14pt" style:font-size-complex="14pt"/>
    </style:style>
    <style:style style:name="P24" style:family="paragraph" style:parent-style-name="Standard">
      <style:text-properties fo:font-size="14pt" officeooo:rsid="0011543d" officeooo:paragraph-rsid="00187a00" style:font-size-asian="14pt" style:font-size-complex="14pt"/>
    </style:style>
    <style:style style:name="P25" style:family="paragraph" style:parent-style-name="Standard">
      <style:text-properties fo:font-size="14pt" fo:font-weight="normal" officeooo:rsid="0017982a" officeooo:paragraph-rsid="0017982a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17982a" officeooo:paragraph-rsid="002e2d5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a7afd" officeooo:paragraph-rsid="001a7afd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2e2d5e" officeooo:paragraph-rsid="002e2d5e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12ad30" officeooo:paragraph-rsid="0027560b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12ad30" officeooo:paragraph-rsid="00292fa0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12ad30" officeooo:paragraph-rsid="002949b8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12ad30" officeooo:paragraph-rsid="002aef00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12ad30" officeooo:paragraph-rsid="002daa97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12ad30" officeooo:paragraph-rsid="002e2d5e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11543d" officeooo:paragraph-rsid="0011543d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11543d" officeooo:paragraph-rsid="0023ef03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11543d" officeooo:paragraph-rsid="00254f77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11543d" officeooo:paragraph-rsid="002e2d5e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21790b" officeooo:paragraph-rsid="0023ef03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13e422" officeooo:paragraph-rsid="00292fa0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13e422" officeooo:paragraph-rsid="002949b8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4pt" fo:font-weight="normal" officeooo:rsid="0013e422" officeooo:paragraph-rsid="002aef00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size="14pt" fo:font-weight="normal" officeooo:rsid="00292fa0" officeooo:paragraph-rsid="002949b8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fo:font-weight="normal" officeooo:rsid="00292fa0" officeooo:paragraph-rsid="002a078b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size="14pt" fo:font-weight="normal" officeooo:rsid="00292fa0" officeooo:paragraph-rsid="002aef00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fo:font-weight="normal" officeooo:rsid="001d6e43" officeooo:paragraph-rsid="00254f77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size="14pt" fo:font-style="italic" officeooo:rsid="0011543d" officeooo:paragraph-rsid="001b55b6" style:font-size-asian="14pt" style:font-style-asian="italic" style:font-size-complex="14pt" style:font-style-complex="italic"/>
    </style:style>
    <style:style style:name="P48" style:family="paragraph" style:parent-style-name="Standard">
      <style:text-properties fo:font-size="14pt" fo:font-weight="bold" officeooo:rsid="0023ef03" officeooo:paragraph-rsid="0023ef03" style:font-size-asian="14pt" style:font-weight-asian="bold" style:font-size-complex="14pt" style:font-weight-complex="bold"/>
    </style:style>
    <style:style style:name="P49" style:family="paragraph" style:parent-style-name="Standard">
      <style:text-properties fo:font-size="14pt" fo:font-weight="bold" officeooo:rsid="0023ef03" officeooo:paragraph-rsid="00292fa0" style:font-size-asian="14pt" style:font-weight-asian="bold" style:font-size-complex="14pt" style:font-weight-complex="bold"/>
    </style:style>
    <style:style style:name="P50" style:family="paragraph" style:parent-style-name="Standard">
      <style:text-properties fo:font-size="14pt" fo:font-weight="bold" officeooo:rsid="0023ef03" officeooo:paragraph-rsid="002949b8" style:font-size-asian="14pt" style:font-weight-asian="bold" style:font-size-complex="14pt" style:font-weight-complex="bold"/>
    </style:style>
    <style:style style:name="P51" style:family="paragraph" style:parent-style-name="Standard">
      <style:text-properties fo:font-size="14pt" fo:font-weight="bold" officeooo:rsid="0023ef03" officeooo:paragraph-rsid="002aef00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23ef03" officeooo:paragraph-rsid="002cdb2b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4pt" fo:font-weight="bold" officeooo:rsid="00292fa0" officeooo:paragraph-rsid="00292fa0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bold" officeooo:rsid="002cdb2b" officeooo:paragraph-rsid="002cdb2b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rsid="002daa97" officeooo:paragraph-rsid="002daa97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font-weight="bold" officeooo:rsid="00154795" officeooo:paragraph-rsid="002daa97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font-weight="bold" officeooo:rsid="00154795" officeooo:paragraph-rsid="002e2d5e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fo:font-weight="bold" officeooo:rsid="002949b8" officeooo:paragraph-rsid="002aef00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weight="bold" officeooo:rsid="002e2d5e" officeooo:paragraph-rsid="002e2d5e" style:font-size-asian="12.25pt" style:font-weight-asian="bold" style:font-size-complex="14pt" style:font-weight-complex="bold"/>
    </style:style>
    <style:style style:name="P60" style:family="paragraph" style:parent-style-name="Standard">
      <style:text-properties fo:font-size="12pt" officeooo:rsid="0011543d" officeooo:paragraph-rsid="0011543d" style:font-size-asian="12pt" style:font-size-complex="12pt"/>
    </style:style>
    <style:style style:name="P61" style:family="paragraph" style:parent-style-name="Standard">
      <style:text-properties fo:font-size="12pt" officeooo:rsid="0011543d" officeooo:paragraph-rsid="00187a00" style:font-size-asian="12pt" style:font-size-complex="12pt"/>
    </style:style>
    <style:style style:name="P62" style:family="paragraph" style:parent-style-name="Standard">
      <style:text-properties fo:font-size="12pt" officeooo:rsid="0011543d" officeooo:paragraph-rsid="00254f77" style:font-size-asian="12pt" style:font-size-complex="12pt"/>
    </style:style>
    <style:style style:name="P63" style:family="paragraph" style:parent-style-name="Standard">
      <style:text-properties fo:font-size="12pt" officeooo:rsid="0011543d" officeooo:paragraph-rsid="0026d853" style:font-size-asian="12pt" style:font-size-complex="12pt"/>
    </style:style>
    <style:style style:name="P64" style:family="paragraph" style:parent-style-name="Standard">
      <style:text-properties fo:font-size="12pt" officeooo:rsid="0011543d" officeooo:paragraph-rsid="002aef00" style:font-size-asian="12pt" style:font-size-complex="12pt"/>
    </style:style>
    <style:style style:name="P65" style:family="paragraph" style:parent-style-name="Standard">
      <style:text-properties fo:font-size="12pt" fo:font-weight="normal" officeooo:rsid="0017982a" officeooo:paragraph-rsid="0017982a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17982a" officeooo:paragraph-rsid="002daa97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154795" officeooo:paragraph-rsid="0012ad30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154795" officeooo:paragraph-rsid="002cdb2b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154795" officeooo:paragraph-rsid="002daa97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154795" officeooo:paragraph-rsid="002e2d5e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135528" officeooo:paragraph-rsid="0023ef03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135528" officeooo:paragraph-rsid="0026d853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135528" officeooo:paragraph-rsid="00292fa0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135528" officeooo:paragraph-rsid="002a078b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135528" officeooo:paragraph-rsid="002aef00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135528" officeooo:paragraph-rsid="0027560b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11543d" officeooo:paragraph-rsid="0023ef03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11543d" officeooo:paragraph-rsid="0026d853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11543d" officeooo:paragraph-rsid="0026d853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11543d" officeooo:paragraph-rsid="002aef00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11543d" officeooo:paragraph-rsid="002e2d5e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12ad30" officeooo:paragraph-rsid="0027560b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12ad30" officeooo:paragraph-rsid="002aef00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1a7afd" officeooo:paragraph-rsid="00254f77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1a7afd" officeooo:paragraph-rsid="0026d853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1a7afd" officeooo:paragraph-rsid="00254f77" style:font-size-asian="12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2a078b" officeooo:paragraph-rsid="002cdb2b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02a078b" officeooo:paragraph-rsid="002a078b" style:font-size-asian="12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02a078b" officeooo:paragraph-rsid="002aef00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02daa97" officeooo:paragraph-rsid="002daa97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2cdb2b" officeooo:paragraph-rsid="002cdb2b" style:font-size-asian="12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292fa0" officeooo:paragraph-rsid="002aef00" style:font-size-asian="12pt" style:font-weight-asian="normal" style:font-size-complex="12pt" style:font-weight-complex="normal"/>
    </style:style>
    <style:style style:name="P93" style:family="paragraph" style:parent-style-name="Standard">
      <style:text-properties fo:font-size="12pt" fo:font-weight="normal" officeooo:rsid="00292fa0" officeooo:paragraph-rsid="00292fa0" style:font-size-asian="12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normal" officeooo:rsid="00292fa0" officeooo:paragraph-rsid="002949b8" style:font-size-asian="12pt" style:font-weight-asian="normal" style:font-size-complex="12pt" style:font-weight-complex="normal"/>
    </style:style>
    <style:style style:name="P95" style:family="paragraph" style:parent-style-name="Standard">
      <style:text-properties fo:font-size="12pt" fo:font-weight="normal" officeooo:rsid="0023ef03" officeooo:paragraph-rsid="002cdb2b" style:font-size-asian="12pt" style:font-weight-asian="normal" style:font-size-complex="12pt" style:font-weight-complex="normal"/>
    </style:style>
    <style:style style:name="P96" style:family="paragraph" style:parent-style-name="Standard">
      <style:text-properties fo:font-size="12pt" fo:font-weight="normal" officeooo:rsid="00163110" officeooo:paragraph-rsid="002daa97" style:font-size-asian="12pt" style:font-weight-asian="normal" style:font-size-complex="12pt" style:font-weight-complex="normal"/>
    </style:style>
    <style:style style:name="P97" style:family="paragraph" style:parent-style-name="Standard">
      <style:text-properties fo:font-size="12pt" fo:font-weight="bold" officeooo:rsid="002949b8" officeooo:paragraph-rsid="002aef00" style:font-size-asian="12pt" style:font-weight-asian="bold" style:font-size-complex="12pt" style:font-weight-complex="bold"/>
    </style:style>
    <style:style style:name="P98" style:family="paragraph" style:parent-style-name="Standard">
      <style:text-properties fo:font-size="12pt" fo:font-weight="bold" officeooo:rsid="002949b8" officeooo:paragraph-rsid="002949b8" style:font-size-asian="12pt" style:font-weight-asian="bold" style:font-size-complex="12pt" style:font-weight-complex="bold"/>
    </style:style>
    <style:style style:name="P99" style:family="paragraph" style:parent-style-name="Standard">
      <style:text-properties fo:font-size="12pt" fo:font-weight="bold" officeooo:rsid="00254f77" officeooo:paragraph-rsid="00254f77" style:font-size-asian="12pt" style:font-weight-asian="bold" style:font-size-complex="12pt" style:font-weight-complex="bold"/>
    </style:style>
    <style:style style:name="P100" style:family="paragraph" style:parent-style-name="Standard">
      <style:text-properties fo:font-size="12pt" fo:font-weight="bold" officeooo:rsid="00254f77" officeooo:paragraph-rsid="002aef00" style:font-size-asian="12pt" style:font-weight-asian="bold" style:font-size-complex="12pt" style:font-weight-complex="bold"/>
    </style:style>
    <style:style style:name="P101" style:family="paragraph" style:parent-style-name="Standard">
      <style:text-properties fo:font-size="12pt" fo:font-weight="bold" officeooo:rsid="002a078b" officeooo:paragraph-rsid="002a078b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size="13pt" officeooo:rsid="0011543d" officeooo:paragraph-rsid="0034f9e9" style:font-size-asian="13pt" style:font-size-complex="13pt"/>
    </style:style>
    <style:style style:name="P103" style:family="paragraph" style:parent-style-name="Standard">
      <style:text-properties officeooo:rsid="0035c6ba" officeooo:paragraph-rsid="0035c6ba"/>
    </style:style>
    <style:style style:name="P104" style:family="paragraph" style:parent-style-name="Standard">
      <style:text-properties officeooo:paragraph-rsid="0035c6ba"/>
    </style:style>
    <style:style style:name="P105" style:family="paragraph" style:parent-style-name="Standard">
      <style:text-properties officeooo:rsid="003741d6" officeooo:paragraph-rsid="003741d6"/>
    </style:style>
    <style:style style:name="P10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2pt" officeooo:rsid="0011543d" officeooo:paragraph-rsid="00187a00" style:font-size-asian="12pt" style:font-size-complex="12pt"/>
    </style:style>
    <style:style style:name="P107" style:family="paragraph" style:parent-style-name="Table_20_Contents">
      <style:text-properties fo:font-size="16pt" fo:font-weight="normal" officeooo:rsid="00254f77" officeooo:paragraph-rsid="002aef00" style:font-size-asian="16pt" style:font-weight-asian="normal" style:font-size-complex="16pt" style:font-weight-complex="normal"/>
    </style:style>
    <style:style style:name="P108" style:family="paragraph" style:parent-style-name="Table_20_Contents">
      <style:text-properties fo:font-size="14pt" officeooo:rsid="0023ef03" officeooo:paragraph-rsid="0023ef03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8pt" fo:font-weight="bold" officeooo:rsid="0023ef03" officeooo:paragraph-rsid="002aef00" style:font-size-asian="18pt" style:font-weight-asian="bold" style:font-size-complex="18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18pt" fo:font-weight="bold" officeooo:rsid="002ed697" officeooo:paragraph-rsid="002ed697" style:font-size-asian="18pt" style:font-weight-asian="bold" style:font-size-complex="18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size="18pt" fo:font-weight="bold" officeooo:rsid="0034f9e9" officeooo:paragraph-rsid="0034f9e9" style:font-size-asian="18pt" style:font-weight-asian="bold" style:font-size-complex="18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size="18pt" officeooo:paragraph-rsid="0034f9e9" style:font-size-asian="18pt" style:font-size-complex="18pt"/>
    </style:style>
    <style:style style:name="P113" style:family="paragraph" style:parent-style-name="Table_20_Contents">
      <style:paragraph-properties fo:text-align="center" style:justify-single-word="false"/>
      <style:text-properties fo:font-size="18pt" officeooo:rsid="002ed697" officeooo:paragraph-rsid="002ed697" style:font-size-asian="18pt" style:font-size-complex="18pt"/>
    </style:style>
    <style:style style:name="P114" style:family="paragraph" style:parent-style-name="Table_20_Contents">
      <style:paragraph-properties fo:text-align="center" style:justify-single-word="false"/>
      <style:text-properties fo:font-size="18pt" officeooo:rsid="002ed697" officeooo:paragraph-rsid="0034f9e9" style:font-size-asian="18pt" style:font-size-complex="18pt"/>
    </style:style>
    <style:style style:name="P115" style:family="paragraph" style:parent-style-name="Table_20_Contents">
      <style:paragraph-properties fo:text-align="center" style:justify-single-word="false"/>
      <style:text-properties fo:font-size="18pt" officeooo:rsid="00301a71" officeooo:paragraph-rsid="00301a71" style:font-size-asian="18pt" style:font-size-complex="18pt"/>
    </style:style>
    <style:style style:name="P116" style:family="paragraph" style:parent-style-name="Table_20_Contents">
      <style:paragraph-properties fo:text-align="center" style:justify-single-word="false"/>
      <style:text-properties fo:font-size="18pt" officeooo:rsid="00301a71" officeooo:paragraph-rsid="0034f9e9" style:font-size-asian="18pt" style:font-size-complex="18pt"/>
    </style:style>
    <style:style style:name="P117" style:family="paragraph" style:parent-style-name="Table_20_Contents">
      <style:paragraph-properties fo:text-align="center" style:justify-single-word="false"/>
      <style:text-properties fo:font-size="18pt" officeooo:rsid="0032826f" officeooo:paragraph-rsid="0034f9e9" style:font-size-asian="18pt" style:font-size-complex="18pt"/>
    </style:style>
    <style:style style:name="P118" style:family="paragraph" style:parent-style-name="Table_20_Contents">
      <style:paragraph-properties fo:text-align="center" style:justify-single-word="false"/>
      <style:text-properties fo:font-size="13pt" officeooo:rsid="002ed697" officeooo:paragraph-rsid="002ed697" style:font-size-asian="13pt" style:font-size-complex="13pt"/>
    </style:style>
    <style:style style:name="P119" style:family="paragraph" style:parent-style-name="Table_20_Contents">
      <style:paragraph-properties fo:text-align="center" style:justify-single-word="false"/>
      <style:text-properties fo:font-size="13pt" officeooo:rsid="002ed697" officeooo:paragraph-rsid="0032826f" style:font-size-asian="13pt" style:font-size-complex="13pt"/>
    </style:style>
    <style:style style:name="P120" style:family="paragraph" style:parent-style-name="Table_20_Contents">
      <style:paragraph-properties fo:text-align="center" style:justify-single-word="false"/>
      <style:text-properties fo:font-size="13pt" officeooo:rsid="002ed697" officeooo:paragraph-rsid="0034f9e9" style:font-size-asian="13pt" style:font-size-complex="13pt"/>
    </style:style>
    <style:style style:name="P121" style:family="paragraph" style:parent-style-name="Table_20_Contents">
      <style:paragraph-properties fo:text-align="center" style:justify-single-word="false"/>
      <style:text-properties fo:font-size="13pt" officeooo:rsid="002ed697" officeooo:paragraph-rsid="00353469" style:font-size-asian="13pt" style:font-size-complex="13pt"/>
    </style:style>
    <style:style style:name="P122" style:family="paragraph" style:parent-style-name="Table_20_Contents">
      <style:paragraph-properties fo:text-align="center" style:justify-single-word="false"/>
      <style:text-properties fo:font-size="13pt" officeooo:rsid="00301a71" officeooo:paragraph-rsid="00301a71" style:font-size-asian="13pt" style:font-size-complex="13pt"/>
    </style:style>
    <style:style style:name="P123" style:family="paragraph" style:parent-style-name="Table_20_Contents">
      <style:paragraph-properties fo:text-align="center" style:justify-single-word="false"/>
      <style:text-properties fo:font-size="13pt" officeooo:rsid="00301a71" officeooo:paragraph-rsid="0034f9e9" style:font-size-asian="13pt" style:font-size-complex="13pt"/>
    </style:style>
    <style:style style:name="P124" style:family="paragraph" style:parent-style-name="Table_20_Contents">
      <style:paragraph-properties fo:text-align="start" style:justify-single-word="false"/>
      <style:text-properties fo:font-size="13pt" officeooo:rsid="00301a71" officeooo:paragraph-rsid="00301a71" style:font-size-asian="13pt" style:font-size-complex="13pt"/>
    </style:style>
    <style:style style:name="P125" style:family="paragraph" style:parent-style-name="Table_20_Contents">
      <style:paragraph-properties fo:text-align="center" style:justify-single-word="false"/>
      <style:text-properties fo:font-size="13pt" officeooo:rsid="0031d610" officeooo:paragraph-rsid="0031d610" style:font-size-asian="13pt" style:font-size-complex="13pt"/>
    </style:style>
    <style:style style:name="P126" style:family="paragraph" style:parent-style-name="Table_20_Contents">
      <style:paragraph-properties fo:text-align="center" style:justify-single-word="false"/>
      <style:text-properties fo:font-size="13pt" officeooo:rsid="0031d610" officeooo:paragraph-rsid="0034f9e9" style:font-size-asian="13pt" style:font-size-complex="13pt"/>
    </style:style>
    <style:style style:name="P127" style:family="paragraph" style:parent-style-name="Table_20_Contents">
      <style:paragraph-properties fo:text-align="justify" style:justify-single-word="false"/>
      <style:text-properties fo:font-size="13pt" officeooo:rsid="0031d610" officeooo:paragraph-rsid="0031d610" style:font-size-asian="13pt" style:font-size-complex="13pt"/>
    </style:style>
    <style:style style:name="P128" style:family="paragraph" style:parent-style-name="Table_20_Contents">
      <style:paragraph-properties fo:text-align="justify" style:justify-single-word="false"/>
      <style:text-properties fo:font-size="13pt" officeooo:rsid="0031d610" officeooo:paragraph-rsid="0034f9e9" style:font-size-asian="13pt" style:font-size-complex="13pt"/>
    </style:style>
    <style:style style:name="P129" style:family="paragraph" style:parent-style-name="Table_20_Contents">
      <style:paragraph-properties fo:text-align="center" style:justify-single-word="false"/>
      <style:text-properties fo:font-size="13pt" fo:font-weight="bold" officeooo:rsid="00301a71" officeooo:paragraph-rsid="0031d610" style:font-size-asian="13pt" style:font-weight-asian="bold" style:font-size-complex="13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3pt" fo:font-weight="bold" officeooo:rsid="00301a71" officeooo:paragraph-rsid="00301a71" style:font-size-asian="13pt" style:font-weight-asian="bold" style:font-size-complex="13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3pt" fo:font-weight="bold" officeooo:rsid="00301a71" officeooo:paragraph-rsid="0034f9e9" style:font-size-asian="13pt" style:font-weight-asian="bold" style:font-size-complex="13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weight="bold" officeooo:rsid="00301a71" officeooo:paragraph-rsid="0034f9e9" style:font-weight-asian="bold" style:font-weight-complex="bold"/>
    </style:style>
    <style:style style:name="P133" style:family="paragraph" style:parent-style-name="Standard">
      <style:text-properties officeooo:rsid="0012ad30"/>
    </style:style>
    <style:style style:name="P134" style:family="paragraph" style:parent-style-name="Standard">
      <style:text-properties officeooo:rsid="0012ad30" officeooo:paragraph-rsid="0035c6ba"/>
    </style:style>
    <style:style style:name="P135" style:family="paragraph" style:parent-style-name="Standard">
      <style:text-properties officeooo:rsid="0012ad30" officeooo:paragraph-rsid="00301a71"/>
    </style:style>
    <style:style style:name="P136" style:family="paragraph" style:parent-style-name="Standard">
      <style:text-properties officeooo:rsid="001d6e43"/>
    </style:style>
    <style:style style:name="P137" style:family="paragraph" style:parent-style-name="Standard">
      <style:paragraph-properties fo:text-align="center" style:justify-single-word="false"/>
      <style:text-properties fo:font-size="13pt" officeooo:rsid="0012ad30" officeooo:paragraph-rsid="0034f9e9" style:font-size-asian="13pt" style:font-size-complex="13pt"/>
    </style:style>
    <style:style style:name="P138" style:family="paragraph" style:parent-style-name="Standard">
      <style:paragraph-properties fo:text-align="center" style:justify-single-word="false"/>
      <style:text-properties fo:font-size="13pt" officeooo:rsid="001d6e43" officeooo:paragraph-rsid="0034f9e9" style:font-size-asian="13pt" style:font-size-complex="13pt"/>
    </style:style>
    <style:style style:name="P139" style:family="paragraph" style:parent-style-name="Standard">
      <style:text-properties fo:font-size="12pt" officeooo:rsid="0011543d" officeooo:paragraph-rsid="00254f77" style:font-size-asian="12pt" style:font-size-complex="12pt"/>
    </style:style>
    <style:style style:name="P140" style:family="paragraph" style:parent-style-name="Standard">
      <style:text-properties officeooo:rsid="0037eb7c" officeooo:paragraph-rsid="0037eb7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2ad30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35528" style:font-size-asian="12pt" style:font-size-complex="12pt"/>
    </style:style>
    <style:style style:name="T6" style:family="text">
      <style:text-properties fo:font-size="12pt" officeooo:rsid="00154795" style:font-size-asian="12pt" style:font-size-complex="12pt"/>
    </style:style>
    <style:style style:name="T7" style:family="text">
      <style:text-properties fo:font-size="12pt" officeooo:rsid="00163110" style:font-size-asian="12pt" style:font-size-complex="12pt"/>
    </style:style>
    <style:style style:name="T8" style:family="text">
      <style:text-properties fo:font-size="12pt" officeooo:rsid="0017982a" style:font-size-asian="12pt" style:font-size-complex="12pt"/>
    </style:style>
    <style:style style:name="T9" style:family="text">
      <style:text-properties fo:font-size="12pt" officeooo:rsid="0027560b" style:font-size-asian="12pt" style:font-size-complex="12pt"/>
    </style:style>
    <style:style style:name="T10" style:family="text">
      <style:text-properties fo:font-size="12pt" officeooo:rsid="00292fa0" style:font-size-asian="12pt" style:font-size-complex="12pt"/>
    </style:style>
    <style:style style:name="T11" style:family="text">
      <style:text-properties fo:font-size="12pt" officeooo:rsid="002949b8" style:font-size-asian="12pt" style:font-size-complex="12pt"/>
    </style:style>
    <style:style style:name="T12" style:family="text">
      <style:text-properties fo:font-size="12pt" officeooo:rsid="002a078b" style:font-size-asian="12pt" style:font-size-complex="12pt"/>
    </style:style>
    <style:style style:name="T13" style:family="text">
      <style:text-properties fo:font-size="12pt" officeooo:rsid="002cdb2b" style:font-size-asian="12pt" style:font-size-complex="12pt"/>
    </style:style>
    <style:style style:name="T14" style:family="text">
      <style:text-properties fo:font-size="12pt" officeooo:rsid="002daa97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949b8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92fa0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a078b" style:font-size-asian="12pt" style:font-weight-asian="bold" style:font-size-complex="12pt" style:font-weight-complex="bold"/>
    </style:style>
    <style:style style:name="T19" style:family="text">
      <style:text-properties officeooo:rsid="00135528"/>
    </style:style>
    <style:style style:name="T20" style:family="text">
      <style:text-properties officeooo:rsid="0013e422"/>
    </style:style>
    <style:style style:name="T21" style:family="text">
      <style:text-properties officeooo:rsid="0017982a"/>
    </style:style>
    <style:style style:name="T22" style:family="text">
      <style:text-properties fo:font-size="11pt" officeooo:rsid="0017982a" style:font-size-asian="11pt" style:font-size-complex="11pt"/>
    </style:style>
    <style:style style:name="T23" style:family="text">
      <style:text-properties fo:font-size="11pt" officeooo:rsid="002daa97" style:font-size-asian="11pt" style:font-size-complex="11pt"/>
    </style:style>
    <style:style style:name="T24" style:family="text">
      <style:text-properties officeooo:rsid="001b55b6"/>
    </style:style>
    <style:style style:name="T25" style:family="text">
      <style:text-properties officeooo:rsid="001d6e43"/>
    </style:style>
    <style:style style:name="T26" style:family="text">
      <style:text-properties officeooo:rsid="0023ef03"/>
    </style:style>
    <style:style style:name="T27" style:family="text">
      <style:text-properties officeooo:rsid="00254f77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a7afd" style:font-weight-asian="normal" style:font-weight-complex="normal"/>
    </style:style>
    <style:style style:name="T30" style:family="text">
      <style:text-properties fo:font-weight="normal" officeooo:rsid="00254f77" style:font-weight-asian="normal" style:font-weight-complex="normal"/>
    </style:style>
    <style:style style:name="T31" style:family="text">
      <style:text-properties fo:font-weight="normal" officeooo:rsid="00135528" style:font-weight-asian="normal" style:font-weight-complex="normal"/>
    </style:style>
    <style:style style:name="T32" style:family="text">
      <style:text-properties fo:font-weight="normal" officeooo:rsid="0037eb7c" style:font-weight-asian="normal" style:font-weight-complex="normal"/>
    </style:style>
    <style:style style:name="T33" style:family="text">
      <style:text-properties fo:font-weight="bold" officeooo:rsid="00254f77" style:font-weight-asian="bold" style:font-weight-complex="bold"/>
    </style:style>
    <style:style style:name="T34" style:family="text">
      <style:text-properties fo:font-weight="bold" officeooo:rsid="0027560b" style:font-weight-asian="bold" style:font-weight-complex="bold"/>
    </style:style>
    <style:style style:name="T35" style:family="text">
      <style:text-properties officeooo:rsid="0011543d"/>
    </style:style>
    <style:style style:name="T36" style:family="text">
      <style:text-properties officeooo:rsid="0026d853"/>
    </style:style>
    <style:style style:name="T37" style:family="text">
      <style:text-properties officeooo:rsid="0027560b"/>
    </style:style>
    <style:style style:name="T38" style:family="text">
      <style:text-properties officeooo:rsid="00292fa0"/>
    </style:style>
    <style:style style:name="T39" style:family="text">
      <style:text-properties officeooo:rsid="002949b8"/>
    </style:style>
    <style:style style:name="T40" style:family="text">
      <style:text-properties officeooo:rsid="002a078b"/>
    </style:style>
    <style:style style:name="T41" style:family="text">
      <style:text-properties officeooo:rsid="002aef00"/>
    </style:style>
    <style:style style:name="T42" style:family="text">
      <style:text-properties officeooo:rsid="002cdb2b"/>
    </style:style>
    <style:style style:name="T43" style:family="text">
      <style:text-properties officeooo:rsid="002daa97"/>
    </style:style>
    <style:style style:name="T44" style:family="text">
      <style:text-properties officeooo:rsid="002e2d5e"/>
    </style:style>
    <style:style style:name="T45" style:family="text">
      <style:text-properties officeooo:rsid="00301a71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13pt" officeooo:rsid="0032826f" style:font-size-asian="13pt" style:font-size-complex="13pt"/>
    </style:style>
    <style:style style:name="T48" style:family="text">
      <style:text-properties officeooo:rsid="0031d610"/>
    </style:style>
    <style:style style:name="T49" style:family="text">
      <style:text-properties officeooo:rsid="0032826f"/>
    </style:style>
    <style:style style:name="T50" style:family="text">
      <style:text-properties officeooo:rsid="0032e87b"/>
    </style:style>
    <style:style style:name="T51" style:family="text">
      <style:text-properties officeooo:rsid="0034f9e9"/>
    </style:style>
    <style:style style:name="T52" style:family="text">
      <style:text-properties officeooo:rsid="00353469"/>
    </style:style>
    <style:style style:name="T53" style:family="text">
      <style:text-properties officeooo:rsid="0035c6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 table:number-columns-repeated="2"/>
        <table:table-column table:style-name="Table3.C"/>
        <table:table-column table:style-name="Table3.D" table:number-columns-repeated="2"/>
        <table:table-row>
          <table:table-cell table:style-name="Table3.A1" table:number-columns-spanned="3" office:value-type="string">
            <text:p text:style-name="P110">Девственник хочет любви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  <table:table-cell table:style-name="Table3.E1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P113">Потребности:</text:p>
            <text:p text:style-name="P113">-девушка, которую он мог бы любить и восхищаться ей</text:p>
            <text:p text:style-name="P113">-<text:span text:style-name="T50">девушка, которая бы приняла его таким, какой он есть (или хоть каким-то)</text:span></text:p>
            <text:p text:style-name="P113"/>
            <text:p text:style-name="P113"/>
          </table:table-cell>
          <table:covered-table-cell/>
          <table:covered-table-cell/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P113">Боли:</text:p>
            <text:p text:style-name="P118">-неуверенность в себе в плане секса</text:p>
            <text:p text:style-name="P121">-<text:span text:style-name="T52">неуверен, что может добиться девушки</text:span></text:p>
            <text:p text:style-name="P118">-неуверенность в себе в востребованности девушками</text:p>
            <text:p text:style-name="P118">-неуверенность в своих силах, в себе как в человеке в пирамиде жизни – что он такой нужен тем, кого хочет сам, и и что он может достичь (то есть, можно донести ему, что его действия – пыль и мелочь, и нужно делать больше!)</text:p>
            <text:p text:style-name="P118">-боится не обрести девушку</text:p>
            <text:p text:style-name="P118">-боится её потерять</text:p>
            <text:p text:style-name="P118">-</text:p>
            <text:p text:style-name="P113"/>
          </table:table-cell>
          <table:covered-table-cell/>
          <table:covered-table-cell/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P113"><text:span text:style-name="T45">Проверки</text:span>:</text:p>
            <text:p text:style-name="P118">-проверка на безопасность</text:p>
            <text:p text:style-name="P118">-проверка на наличие кэша</text:p>
            <text:p text:style-name="P118">-проверка на готовность платить</text:p>
            <text:p text:style-name="P118">-проверка на то, на что готов пойти ради меня</text:p>
          </table:table-cell>
          <table:covered-table-cell/>
          <table:covered-table-cell/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P115">Действия:</text:p>
            <text:p text:style-name="P122"/>
          </table:table-cell>
          <table:covered-table-cell/>
          <table:covered-table-cell/>
          <table:table-cell table:style-name="Table3.A2" office:value-type="string">
            <text:p text:style-name="P115">Реализация:</text:p>
            <text:p text:style-name="P122"/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P122">-инициация</text:p>
          </table:table-cell>
          <table:covered-table-cell/>
          <table:covered-table-cell/>
          <table:table-cell table:style-name="Table3.A2" office:value-type="string">
            <text:p text:style-name="Standard">-как дела, как настроение, что ищет</text:p>
          </table:table-cell>
          <table:table-cell table:style-name="Table3.E2" office:value-type="string">
            <text:p text:style-name="Standard">- <text:span text:style-name="T45">по 3-5 сообщ</text:span></text:p>
          </table:table-cell>
        </table:table-row>
        <table:table-row>
          <table:table-cell table:style-name="Table3.A2" table:number-columns-spanned="3" office:value-type="string">
            <text:p text:style-name="P122"><text:s/></text:p>
            <text:p text:style-name="P122">-фильтрация</text:p>
          </table:table-cell>
          <table:covered-table-cell/>
          <table:covered-table-cell/>
          <table:table-cell table:style-name="Table3.A2" office:value-type="string">
            <text:p text:style-name="P124">-проверить профессию</text:p>
          </table:table-cell>
          <table:table-cell table:style-name="Table3.E2" office:value-type="string">
            <text:p text:style-name="Standard">1-2 сообщ</text:p>
          </table:table-cell>
        </table:table-row>
        <table:table-row>
          <table:table-cell table:style-name="Table3.A2" table:number-columns-spanned="3" office:value-type="string">
            <text:p text:style-name="P122">-телефон</text:p>
          </table:table-cell>
          <table:covered-table-cell/>
          <table:covered-table-cell/>
          <table:table-cell table:style-name="Table3.A2" office:value-type="string">
            <text:p text:style-name="Standard">-навести + отказать по шаблону</text:p>
          </table:table-cell>
          <table:table-cell table:style-name="Table3.E2" office:value-type="string">
            <text:p text:style-name="Standard">1-3 сообщ</text:p>
          </table:table-cell>
        </table:table-row>
        <table:table-row>
          <table:table-cell table:style-name="Table3.A2" office:value-type="string">
            <text:p text:style-name="P130">Повы<text:span text:style-name="T48">сь</text:span> раппорт </text:p>
          </table:table-cell>
          <table:table-cell table:style-name="Table3.A2" office:value-type="string">
            <text:p text:style-name="P129"><text:span text:style-name="T48">П</text:span>рогибание</text:p>
          </table:table-cell>
          <table:table-cell table:style-name="Table3.A2" office:value-type="string">
            <text:p text:style-name="P129"><text:span text:style-name="T49">П</text:span>роверки</text:p>
          </table:table-cell>
          <table:table-cell table:style-name="Table3.A2" office:value-type="string">
            <text:p text:style-name="Standard"><text:span text:style-name="T47">Раппорт:</text:span><text:span text:style-name="T46"> </text:span><text:span text:style-name="T47">Узнать</text:span></text:p>
          </table:table-cell>
          <table:table-cell table:style-name="Table3.E2" office:value-type="string">
            <text:p text:style-name="Standard"/>
          </table:table-cell>
        </table:table-row>
        <table:table-row table:style-name="Table3.10">
          <table:table-cell table:style-name="Table3.A2" office:value-type="string">
            <text:p text:style-name="P127">-предпочтения </text:p>
          </table:table-cell>
          <table:table-cell table:style-name="Table3.A2" office:value-type="string">
            <text:p text:style-name="P125">Ближе-дальше</text:p>
          </table:table-cell>
          <table:table-cell table:style-name="Table3.A2" table:number-rows-spanned="2" office:value-type="string">
            <text:p text:style-name="P119">-проверка на <text:span text:style-name="T49">доверие (страшная тайна)</text:span></text:p>
          </table:table-cell>
          <table:table-cell table:style-name="Table3.A2" office:value-type="string">
            <text:p text:style-name="Standard">-<text:span text:style-name="T2">хобби</text:span></text:p>
          </table:table-cell>
          <table:table-cell table:style-name="Table3.E2" office:value-type="string">
            <text:p text:style-name="Standard">2-5 сообщ</text:p>
          </table:table-cell>
        </table:table-row>
        <table:table-row>
          <table:table-cell table:style-name="Table3.A2" office:value-type="string">
            <text:p text:style-name="P127">-ценности</text:p>
          </table:table-cell>
          <table:table-cell table:style-name="Table3.A2" office:value-type="string">
            <text:p text:style-name="P125">Жалость</text:p>
          </table:table-cell>
          <table:covered-table-cell/>
          <table:table-cell table:style-name="Table3.A2" office:value-type="string">
            <text:p text:style-name="Standard">-<text:span text:style-name="T2">что ищет а сайте</text:span></text:p>
          </table:table-cell>
          <table:table-cell table:style-name="Table3.E2" office:value-type="string">
            <text:p text:style-name="Standard">1-3 сообщ</text:p>
          </table:table-cell>
        </table:table-row>
        <table:table-row>
          <table:table-cell table:style-name="Table3.A2" office:value-type="string">
            <text:p text:style-name="P127">-боли</text:p>
          </table:table-cell>
          <table:table-cell table:style-name="Table3.A2" office:value-type="string">
            <text:p text:style-name="P125">Боли</text:p>
          </table:table-cell>
          <table:table-cell table:style-name="Table3.A2" office:value-type="string">
            <text:p text:style-name="P119">-проверка на <text:soft-page-break/>наличие кэша</text:p>
          </table:table-cell>
          <table:table-cell table:style-name="Table3.A2" office:value-type="string">
            <text:p text:style-name="Standard">-<text:span text:style-name="T2">какие девушки нравятся </text:span></text:p>
          </table:table-cell>
          <table:table-cell table:style-name="Table3.E2" office:value-type="string">
            <text:p text:style-name="Standard">2-5</text:p>
          </table:table-cell>
        </table:table-row>
        <table:table-row>
          <table:table-cell table:style-name="Table3.A2" office:value-type="string">
            <text:p text:style-name="P127">-<text:span text:style-name="T53">рабочие зоны</text:span></text:p>
          </table:table-cell>
          <table:table-cell table:style-name="Table3.A2" office:value-type="string">
            <text:p text:style-name="P125">Оценка</text:p>
          </table:table-cell>
          <table:table-cell table:style-name="Table3.A2" table:number-rows-spanned="2" office:value-type="string">
            <text:p text:style-name="P119">-проверка на готовность платить</text:p>
          </table:table-cell>
          <table:table-cell table:style-name="Table3.A2" office:value-type="string">
            <text:p text:style-name="P105">Как ему девушки на сайте, какие самые итересные кадры, случаи</text:p>
          </table:table-cell>
          <table:table-cell table:style-name="Table3.E2" office:value-type="string">
            <text:p text:style-name="P103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P125">КосвВнушЧмо</text:p>
          </table:table-cell>
          <table:covered-table-cell/>
          <table:table-cell table:style-name="Table3.A2" office:value-type="string">
            <text:p text:style-name="Standard">-<text:span text:style-name="T53">о моём бывшем</text:span></text:p>
          </table:table-cell>
          <table:table-cell table:style-name="Table3.E2" office:value-type="string">
            <text:p text:style-name="P103">2-5 сообщ</text:p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P125">Снижение самооц и Повыш значимости</text:p>
          </table:table-cell>
          <table:table-cell table:style-name="Table3.A2" table:number-rows-spanned="4" office:value-type="string">
            <text:p text:style-name="P119">-проверка на то, на что готов пойти ради меня</text:p>
          </table:table-cell>
          <table:table-cell table:style-name="Table3.A2" office:value-type="string">
            <text:p text:style-name="P134">-пара яркое событие из жизни</text:p>
          </table:table-cell>
          <table:table-cell table:style-name="Table3.E2" office:value-type="string">
            <text:p text:style-name="Standard">3-5</text:p>
          </table:table-cell>
        </table:table-row>
        <table:table-row>
          <table:table-cell table:style-name="Table3.A2" table:number-rows-spanned="3" office:value-type="string">
            <text:p text:style-name="Standard"/>
          </table:table-cell>
          <table:table-cell table:style-name="Table3.A2" table:number-rows-spanned="3" office:value-type="string">
            <text:p text:style-name="P140">Комплекс вины (я такая хорошая, а ты такой мерзавец)</text:p>
          </table:table-cell>
          <table:covered-table-cell/>
          <table:table-cell table:style-name="Table3.A2" office:value-type="string">
            <text:p text:style-name="P104">-<text:span text:style-name="T2">какой он по характеру, что ценит в себе</text:span></text:p>
          </table:table-cell>
          <table:table-cell table:style-name="Table3.E2" office:value-type="string">
            <text:p text:style-name="Standard">3-5</text:p>
          </table:table-cell>
        </table:table-row>
        <table:table-row table:style-name="Table3.17">
          <table:covered-table-cell/>
          <table:covered-table-cell/>
          <table:covered-table-cell/>
          <table:table-cell table:style-name="Table3.A2" office:value-type="string">
            <text:p text:style-name="Standard">-<text:span text:style-name="T2">какой он с девушками</text:span></text:p>
          </table:table-cell>
          <table:table-cell table:style-name="Table3.E2" office:value-type="string">
            <text:p text:style-name="Standard">4-6</text:p>
          </table:table-cell>
        </table:table-row>
        <table:table-row>
          <table:covered-table-cell/>
          <table:covered-table-cell/>
          <table:covered-table-cell/>
          <table:table-cell table:style-name="Table3.A2" office:value-type="string">
            <text:p text:style-name="Standard">-<text:span text:style-name="T45">лучшая девушка в его жизни/фантазия об идеальной девушке (если я, то чем нравлюсь и чем бы хотел, чтоб нравилась)</text:span></text:p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Standard"/>
          </table:table-cell>
          <table:covered-table-cell/>
          <table:covered-table-cell/>
          <table:table-cell table:style-name="Table3.A2" office:value-type="string">
            <text:p text:style-name="P133">-насколько склонен платить (что он делал/готов сделать для того, чтобы завоевать/заполучить девушку)</text:p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Standard"/>
          </table:table-cell>
          <table:covered-table-cell/>
          <table:covered-table-cell/>
          <table:table-cell table:style-name="Table3.A2" office:value-type="string">
            <text:p text:style-name="P136">-его представление об идеальных отношениях от начала до кульминации</text:p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Standard"/>
          </table:table-cell>
          <table:covered-table-cell/>
          <table:covered-table-cell/>
          <table:table-cell table:style-name="Table3.A2" office:value-type="string">
            <text:p text:style-name="P104"/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Standard"/>
          </table:table-cell>
          <table:covered-table-cell/>
          <table:covered-table-cell/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Standard"/>
          </table:table-cell>
          <table:covered-table-cell/>
          <table:covered-table-cell/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>
          <table:table-cell table:style-name="Table3.A2" table:number-columns-spanned="3" office:value-type="string">
            <text:p text:style-name="Standard"/>
          </table:table-cell>
          <table:covered-table-cell/>
          <table:covered-table-cell/>
          <table:table-cell table:style-name="Table3.A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</table:table>
      <text:p text:style-name="P5"/>
      <text:p text:style-name="P5"/>
      <text:p text:style-name="P6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3" office:value-type="string">
            <text:p text:style-name="P111">Девственник хочет первого секса</text:p>
          </table:table-cell>
          <table:covered-table-cell/>
          <table:covered-table-cell/>
          <table:table-cell table:style-name="Table2.A1" office:value-type="string">
            <text:p text:style-name="P112"/>
          </table:table-cell>
          <table:table-cell table:style-name="Table2.E1" office:value-type="string">
            <text:p text:style-name="P114"/>
          </table:table-cell>
        </table:table-row>
        <table:table-row>
          <table:table-cell table:style-name="Table2.A2" table:number-columns-spanned="3" office:value-type="string">
            <text:p text:style-name="P114">Потребности:</text:p>
            <text:p text:style-name="P114">-<text:span text:style-name="T51">хоть кто-то, кото он мог бы <text:s/>накуканить</text:span></text:p>
            <text:p text:style-name="P114">-<text:span text:style-name="T51">офигенная девушка, секс с которой бы поднял самооценку</text:span></text:p>
            <text:p text:style-name="P114"/>
            <text:p text:style-name="P114"/>
          </table:table-cell>
          <table:covered-table-cell/>
          <table:covered-table-cell/>
          <table:table-cell table:style-name="Table2.A2" office:value-type="string">
            <text:p text:style-name="P112"/>
          </table:table-cell>
          <table:table-cell table:style-name="Table2.E2" office:value-type="string">
            <text:p text:style-name="P112"/>
          </table:table-cell>
        </table:table-row>
        <table:table-row>
          <table:table-cell table:style-name="Table2.A2" table:number-columns-spanned="3" office:value-type="string">
            <text:p text:style-name="P114">Боли:</text:p>
            <text:p text:style-name="P120">-неуверенность в себе в плане секса</text:p>
            <text:p text:style-name="P120">-<text:span text:style-name="T52">неуверен, что может добиться девушки</text:span></text:p>
            <text:p text:style-name="P120">-неуверенность в себе в востребованности девушками</text:p>
            <text:p text:style-name="P120">-неуверенность в своих силах, в себе как в человеке в пирамиде жизни – что он такой нужен тем, кого хочет сам, и и что он может достичь (то есть, можно донести ему, что его действия – пыль и мелочь, и нужно делать больше!)</text:p>
            <text:p text:style-name="P120">-боится не обрести девушку</text:p>
            <text:p text:style-name="P120">-боится <text:s/>потерять <text:span text:style-name="T51">шанс выебать её</text:span></text:p>
            <text:p text:style-name="P120"><text:soft-page-break/>-</text:p>
            <text:p text:style-name="P114"/>
          </table:table-cell>
          <table:covered-table-cell/>
          <table:covered-table-cell/>
          <table:table-cell table:style-name="Table2.A2" office:value-type="string">
            <text:p text:style-name="P112"/>
          </table:table-cell>
          <table:table-cell table:style-name="Table2.E2" office:value-type="string">
            <text:p text:style-name="P112"/>
          </table:table-cell>
        </table:table-row>
        <table:table-row>
          <table:table-cell table:style-name="Table2.A2" table:number-columns-spanned="3" office:value-type="string">
            <text:p text:style-name="P114"><text:span text:style-name="T45">Проверки</text:span>:</text:p>
            <text:p text:style-name="P120">-проверка на безопасность</text:p>
            <text:p text:style-name="P120">-проверка на наличие кэша</text:p>
            <text:p text:style-name="P120">-проверка на готовность платить</text:p>
            <text:p text:style-name="P120">-проверка на то, на что готов пойти ради <text:span text:style-name="T52">того, чтобы добиться </text:span>меня</text:p>
          </table:table-cell>
          <table:covered-table-cell/>
          <table:covered-table-cell/>
          <table:table-cell table:style-name="Table2.A2" office:value-type="string">
            <text:p text:style-name="P112"/>
          </table:table-cell>
          <table:table-cell table:style-name="Table2.E2" office:value-type="string">
            <text:p text:style-name="P112"/>
          </table:table-cell>
        </table:table-row>
        <table:table-row>
          <table:table-cell table:style-name="Table2.A2" table:number-columns-spanned="3" office:value-type="string">
            <text:p text:style-name="P116">Действия:</text:p>
            <text:p text:style-name="P123"/>
          </table:table-cell>
          <table:covered-table-cell/>
          <table:covered-table-cell/>
          <table:table-cell table:style-name="Table2.A2" office:value-type="string">
            <text:p text:style-name="P116">Реализация:</text:p>
            <text:p text:style-name="P123"/>
          </table:table-cell>
          <table:table-cell table:style-name="Table2.E2" office:value-type="string">
            <text:p text:style-name="P112"/>
          </table:table-cell>
        </table:table-row>
        <table:table-row>
          <table:table-cell table:style-name="Table2.A2" table:number-columns-spanned="3" office:value-type="string">
            <text:p text:style-name="P123">-инициация</text:p>
          </table:table-cell>
          <table:covered-table-cell/>
          <table:covered-table-cell/>
          <table:table-cell table:style-name="Table2.A2" office:value-type="string">
            <text:p text:style-name="P123">-как дела, как настроение, что ищет</text:p>
          </table:table-cell>
          <table:table-cell table:style-name="Table2.E2" office:value-type="string">
            <text:p text:style-name="P112">- <text:span text:style-name="T45">по 3-5 сообщ</text:span></text:p>
          </table:table-cell>
        </table:table-row>
        <table:table-row>
          <table:table-cell table:style-name="Table2.A2" table:number-columns-spanned="3" office:value-type="string">
            <text:p text:style-name="P123"><text:s/></text:p>
            <text:p text:style-name="P123">-фильтрация</text:p>
          </table:table-cell>
          <table:covered-table-cell/>
          <table:covered-table-cell/>
          <table:table-cell table:style-name="Table2.A2" office:value-type="string">
            <text:p text:style-name="P123"/>
            <text:p text:style-name="P123">-проверить профессию</text:p>
          </table:table-cell>
          <table:table-cell table:style-name="Table2.E2" office:value-type="string">
            <text:p text:style-name="P116">1-2 сообщ</text:p>
          </table:table-cell>
        </table:table-row>
        <table:table-row>
          <table:table-cell table:style-name="Table2.A2" table:number-columns-spanned="3" office:value-type="string">
            <text:p text:style-name="P123">-телефон</text:p>
          </table:table-cell>
          <table:covered-table-cell/>
          <table:covered-table-cell/>
          <table:table-cell table:style-name="Table2.A2" office:value-type="string">
            <text:p text:style-name="P123">-навести + отказать по шаблону</text:p>
          </table:table-cell>
          <table:table-cell table:style-name="Table2.E2" office:value-type="string">
            <text:p text:style-name="P116">1-3 сообщ</text:p>
          </table:table-cell>
        </table:table-row>
        <table:table-row>
          <table:table-cell table:style-name="Table2.A2" office:value-type="string">
            <text:p text:style-name="P131">Повы<text:span text:style-name="T48">сь</text:span> раппорт </text:p>
          </table:table-cell>
          <table:table-cell table:style-name="Table2.A2" office:value-type="string">
            <text:p text:style-name="P131"><text:span text:style-name="T48">П</text:span>рогибание</text:p>
          </table:table-cell>
          <table:table-cell table:style-name="Table2.A2" office:value-type="string">
            <text:p text:style-name="P131"><text:span text:style-name="T49">П</text:span>роверки</text:p>
          </table:table-cell>
          <table:table-cell table:style-name="Table2.A2" office:value-type="string">
            <text:p text:style-name="P132"><text:span text:style-name="T47">Раппорт:</text:span><text:span text:style-name="T46"> </text:span><text:span text:style-name="T47">Узнать</text:span></text:p>
          </table:table-cell>
          <table:table-cell table:style-name="Table2.E2" office:value-type="string">
            <text:p text:style-name="P112"/>
          </table:table-cell>
        </table:table-row>
        <table:table-row table:style-name="Table2.10">
          <table:table-cell table:style-name="Table2.A2" office:value-type="string">
            <text:p text:style-name="P128">-предпочтения </text:p>
          </table:table-cell>
          <table:table-cell table:style-name="Table2.A2" office:value-type="string">
            <text:p text:style-name="P126">Ближе-дальше</text:p>
          </table:table-cell>
          <table:table-cell table:style-name="Table2.A2" table:number-rows-spanned="2" office:value-type="string">
            <text:p text:style-name="P120">-проверка на <text:span text:style-name="T49">доверие (страшная тайна)</text:span></text:p>
          </table:table-cell>
          <table:table-cell table:style-name="Table2.A2" office:value-type="string">
            <text:p text:style-name="P4">-<text:span text:style-name="T2">хобби</text:span></text:p>
          </table:table-cell>
          <table:table-cell table:style-name="Table2.E2" office:value-type="string">
            <text:p text:style-name="P117">2-5 сообщ</text:p>
          </table:table-cell>
        </table:table-row>
        <table:table-row>
          <table:table-cell table:style-name="Table2.A2" office:value-type="string">
            <text:p text:style-name="P128">-ценности</text:p>
          </table:table-cell>
          <table:table-cell table:style-name="Table2.A2" office:value-type="string">
            <text:p text:style-name="P126">Жалость</text:p>
          </table:table-cell>
          <table:covered-table-cell/>
          <table:table-cell table:style-name="Table2.A2" office:value-type="string">
            <text:p text:style-name="P102">-<text:span text:style-name="T2">что ищет а сайте</text:span></text:p>
          </table:table-cell>
          <table:table-cell table:style-name="Table2.E2" office:value-type="string">
            <text:p text:style-name="P117">1-3 сообщ</text:p>
          </table:table-cell>
        </table:table-row>
        <table:table-row>
          <table:table-cell table:style-name="Table2.A2" office:value-type="string">
            <text:p text:style-name="P128">-боли</text:p>
          </table:table-cell>
          <table:table-cell table:style-name="Table2.A2" office:value-type="string">
            <text:p text:style-name="P126">Боли</text:p>
          </table:table-cell>
          <table:table-cell table:style-name="Table2.A2" office:value-type="string">
            <text:p text:style-name="P120">-проверка на наличие кэша</text:p>
          </table:table-cell>
          <table:table-cell table:style-name="Table2.A2" office:value-type="string">
            <text:p text:style-name="P102">-<text:span text:style-name="T2">какие девушки нравятся</text:span></text:p>
          </table:table-cell>
          <table:table-cell table:style-name="Table2.E2" office:value-type="string">
            <text:p text:style-name="P117">2-5</text:p>
          </table:table-cell>
        </table:table-row>
        <table:table-row>
          <table:table-cell table:style-name="Table2.A2" office:value-type="string">
            <text:p text:style-name="P128"/>
          </table:table-cell>
          <table:table-cell table:style-name="Table2.A2" office:value-type="string">
            <text:p text:style-name="P126">Оценка</text:p>
          </table:table-cell>
          <table:table-cell table:style-name="Table2.A2" table:number-rows-spanned="2" office:value-type="string">
            <text:p text:style-name="P120">-проверка на готовность платить</text:p>
          </table:table-cell>
          <table:table-cell table:style-name="Table2.A2" office:value-type="string">
            <text:p text:style-name="P102">-<text:span text:style-name="T2">какой он по характеру, что ценить в себе</text:span></text:p>
          </table:table-cell>
          <table:table-cell table:style-name="Table2.E2" office:value-type="string">
            <text:p text:style-name="P117">3-5</text:p>
          </table:table-cell>
        </table:table-row>
        <table:table-row>
          <table:table-cell table:style-name="Table2.A2" office:value-type="string">
            <text:p text:style-name="P128"/>
          </table:table-cell>
          <table:table-cell table:style-name="Table2.A2" office:value-type="string">
            <text:p text:style-name="P126">КосвВнушЧмо</text:p>
          </table:table-cell>
          <table:covered-table-cell/>
          <table:table-cell table:style-name="Table2.A2" office:value-type="string">
            <text:p text:style-name="P137">-пара яркое событие из жизни</text:p>
          </table:table-cell>
          <table:table-cell table:style-name="Table2.E2" office:value-type="string">
            <text:p text:style-name="P117">3-5</text:p>
          </table:table-cell>
        </table:table-row>
        <table:table-row>
          <table:table-cell table:style-name="Table2.A2" office:value-type="string">
            <text:p text:style-name="P128"/>
          </table:table-cell>
          <table:table-cell table:style-name="Table2.A2" office:value-type="string">
            <text:p text:style-name="P126">Снижение самооц и Повыш значимости</text:p>
          </table:table-cell>
          <table:table-cell table:style-name="Table2.A2" table:number-rows-spanned="4" office:value-type="string">
            <text:p text:style-name="P120">-проверка на то, на что готов пойти ради меня</text:p>
          </table:table-cell>
          <table:table-cell table:style-name="Table2.A2" office:value-type="string">
            <text:p text:style-name="P102">-<text:span text:style-name="T2">какой он с девушками</text:span></text:p>
          </table:table-cell>
          <table:table-cell table:style-name="Table2.E2" office:value-type="string">
            <text:p text:style-name="P117">4-6</text:p>
          </table:table-cell>
        </table:table-row>
        <table:table-row>
          <table:table-cell table:style-name="Table2.A2" table:number-rows-spanned="3" office:value-type="string">
            <text:p text:style-name="P128"/>
          </table:table-cell>
          <table:table-cell table:style-name="Table2.A2" table:number-rows-spanned="3" office:value-type="string">
            <text:p text:style-name="P123"/>
          </table:table-cell>
          <table:covered-table-cell/>
          <table:table-cell table:style-name="Table2.A2" office:value-type="string">
            <text:p text:style-name="P102">-<text:span text:style-name="T45">лучшая девушка в его жизни/фантазия об идеальной девушке (если я, то чем нравлюсь и чем бы хотел, чтоб нравилась)</text:span></text:p>
          </table:table-cell>
          <table:table-cell table:style-name="Table2.E2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137">-насколько склонен платить (что он делал/готов сделать для того, чтобы завоевать/заполучить девушку)</text:p>
          </table:table-cell>
          <table:table-cell table:style-name="Table2.E2" table:number-rows-spanned="2" office:value-type="string">
            <text:p text:style-name="P112"/>
          </table:table-cell>
        </table:table-row>
        <table:table-row>
          <table:covered-table-cell/>
          <table:covered-table-cell/>
          <table:covered-table-cell/>
          <table:table-cell table:style-name="Table2.A2" office:value-type="string">
            <text:p text:style-name="P138">-его представление об идеальных отношениях от начала до кульминации</text:p>
          </table:table-cell>
          <table:covered-table-cell/>
        </table:table-row>
        <table:table-row>
          <table:table-cell table:style-name="Table2.A2" table:number-columns-spanned="3" office:value-type="string">
            <text:p text:style-name="P123"/>
          </table:table-cell>
          <table:covered-table-cell/>
          <table:covered-table-cell/>
          <table:table-cell table:style-name="Table2.A2" office:value-type="string">
            <text:p text:style-name="P123"/>
          </table:table-cell>
          <table:table-cell table:style-name="Table2.E2" office:value-type="string">
            <text:p text:style-name="P112"/>
          </table:table-cell>
        </table:table-row>
        <table:table-row>
          <table:table-cell table:style-name="Table2.A2" table:number-columns-spanned="3" office:value-type="string">
            <text:p text:style-name="P123"/>
          </table:table-cell>
          <table:covered-table-cell/>
          <table:covered-table-cell/>
          <table:table-cell table:style-name="Table2.A2" office:value-type="string">
            <text:p text:style-name="P123"/>
          </table:table-cell>
          <table:table-cell table:style-name="Table2.E2" office:value-type="string">
            <text:p text:style-name="P112"/>
          </table:table-cell>
        </table:table-row>
        <table:table-row>
          <table:table-cell table:style-name="Table2.A2" table:number-columns-spanned="3" office:value-type="string">
            <text:p text:style-name="P123"/>
          </table:table-cell>
          <table:covered-table-cell/>
          <table:covered-table-cell/>
          <table:table-cell table:style-name="Table2.A2" office:value-type="string">
            <text:p text:style-name="P123"/>
          </table:table-cell>
          <table:table-cell table:style-name="Table2.E2" office:value-type="string">
            <text:p text:style-name="P112"/>
          </table:table-cell>
        </table:table-row>
        <text:soft-page-break/>
        <table:table-row>
          <table:table-cell table:style-name="Table2.A2" table:number-columns-spanned="3" office:value-type="string">
            <text:p text:style-name="P123"/>
          </table:table-cell>
          <table:covered-table-cell/>
          <table:covered-table-cell/>
          <table:table-cell table:style-name="Table2.A2" office:value-type="string">
            <text:p text:style-name="P123"/>
          </table:table-cell>
          <table:table-cell table:style-name="Table2.E2" office:value-type="string">
            <text:p text:style-name="P112"/>
          </table:table-cell>
        </table:table-row>
        <table:table-row>
          <table:table-cell table:style-name="Table2.A2" table:number-columns-spanned="3" office:value-type="string">
            <text:p text:style-name="P123"/>
          </table:table-cell>
          <table:covered-table-cell/>
          <table:covered-table-cell/>
          <table:table-cell table:style-name="Table2.A2" office:value-type="string">
            <text:p text:style-name="P123"/>
          </table:table-cell>
          <table:table-cell table:style-name="Table2.E2" office:value-type="string">
            <text:p text:style-name="P112"/>
          </table:table-cell>
        </table:table-row>
        <table:table-row>
          <table:table-cell table:style-name="Table2.A2" table:number-columns-spanned="3" office:value-type="string">
            <text:p text:style-name="P123"/>
          </table:table-cell>
          <table:covered-table-cell/>
          <table:covered-table-cell/>
          <table:table-cell table:style-name="Table2.A2" office:value-type="string">
            <text:p text:style-name="P123"/>
          </table:table-cell>
          <table:table-cell table:style-name="Table2.E2" office:value-type="string">
            <text:p text:style-name="P112"/>
          </table:table-cell>
        </table:table-row>
      </table:table>
      <text:p text:style-name="P6"/>
      <text:p text:style-name="P5"/>
      <text:p text:style-name="P5"/>
      <text:p text:style-name="P5">Скрипт</text:p>
      <text:p text:style-name="P5"/>
      <text:p text:style-name="P11">1. Фильтрация</text:p>
      <text:p text:style-name="P23">-<text:span text:style-name="T2">кто по профессии – не мент, не бармен, не кондитер</text:span></text:p>
      <text:p text:style-name="P23">-<text:span text:style-name="T2">еще фильтры, если придумаю</text:span></text:p>
      <text:p text:style-name="P1"/>
      <text:p text:style-name="P11">2. Подготовка</text:p>
      <text:p text:style-name="P1"/>
      <text:p text:style-name="P48">Задачи:</text:p>
      <text:p text:style-name="P23">-<text:span text:style-name="T2">собрать инфу</text:span></text:p>
      <text:p text:style-name="P23">-<text:span text:style-name="T19">подчинить</text:span></text:p>
      <text:p text:style-name="P60"><text:tab/>-<text:span text:style-name="T19">оценка</text:span></text:p>
      <text:p text:style-name="P60"><text:tab/>-<text:span text:style-name="T19">одобрение/порицание</text:span></text:p>
      <text:p text:style-name="P60"><text:tab/>-<text:span text:style-name="T19">занижение самооценки и завышение оценки девушки</text:span></text:p>
      <text:p text:style-name="P60"><text:tab/>-<text:span text:style-name="T20">ощущение отсутствия контроля над ситуацией – одобрение – порицание – одобрение – порицание - одобрение</text:span></text:p>
      <text:p text:style-name="P60"><text:tab/>-<text:span text:style-name="T25">жалость</text:span></text:p>
      <text:p text:style-name="P24">-<text:span text:style-name="T2">продать себя правильно</text:span></text:p>
      <text:p text:style-name="P61"><text:tab/>-<text:span text:style-name="T19">высокий ранг по его критериям</text:span></text:p>
      <text:p text:style-name="P61"><text:tab/>-<text:span text:style-name="T26">( развратная и осознанная&amp;недоступная || скромная и недоступная ) &amp; но ему даёт надежду</text:span></text:p>
      <text:p text:style-name="P106"/>
      <text:p text:style-name="P1"><text:span text:style-name="T3">-собрать инфу</text:span> </text:p>
      <text:p text:style-name="P1"><text:tab/>-<text:span text:style-name="T2">хобби</text:span></text:p>
      <text:p text:style-name="P1"><text:tab/>-<text:span text:style-name="T2">что ищет а сайте</text:span></text:p>
      <text:p text:style-name="P1"><text:tab/>-<text:span text:style-name="T2">какие девушки нравятся<text:tab/></text:span></text:p>
      <text:p text:style-name="P47">*навести на вопрос о телефоне и отказать*</text:p>
      <text:p text:style-name="P3"><text:tab/>-<text:span text:style-name="T2">какой он по характеру</text:span></text:p>
      <text:p text:style-name="P135"><text:tab/>-пара яркое событие из жизни</text:p>
      <text:p text:style-name="P1"><text:tab/>-<text:span text:style-name="T2">какой он с девушками</text:span></text:p>
      <text:p text:style-name="P1"><text:tab/>-<text:span text:style-name="T45">лучшая девушка в его жизни/фантазия об идеальной девушке (если я, то чем нравлюсь и чем бы хотел, чтоб нравилась)</text:span></text:p>
      <text:p text:style-name="P1"><text:tab/>-<text:span text:style-name="T25">насколько склонен платить (что он делал/готов сделать для того, чтобы завоевать/заполучить девушку)</text:span></text:p>
      <text:p text:style-name="P2"><text:tab/>-узнать ценности</text:p>
      <text:p text:style-name="P2"><text:tab/>-узнать <text:span text:style-name="T2">рабочие места по списку: </text:span></text:p>
      <text:p text:style-name="P62"><text:tab/><text:tab/>-<text:span text:style-name="T27">ж</text:span><text:span text:style-name="T29">алость<text:tab/></text:span></text:p>
      <text:p text:style-name="P62"><text:span text:style-name="T29"><text:tab/><text:tab/>-</text:span><text:span text:style-name="T32">комплекс вины</text:span></text:p>
      <text:p text:style-name="P84"><text:tab/><text:tab/>-<text:span text:style-name="T27">желание заботиться</text:span></text:p>
      <text:p text:style-name="P84"><text:tab/><text:tab/>-<text:span text:style-name="T27">привязка через вложение эмоций и сил</text:span></text:p>
      <text:p text:style-name="P85"><text:tab/><text:tab/>-<text:span text:style-name="T27">желание найти “такую же уникальную/ебанутую”</text:span></text:p>
      <text:p text:style-name="P85"><text:soft-page-break/><text:tab/><text:tab/>-<text:span text:style-name="T27">уязвимость в какой-то милой детали</text:span></text:p>
      <text:p text:style-name="P78"><text:tab/>-узнать <text:span text:style-name="T36">боли по списку:</text:span></text:p>
      <text:p text:style-name="P84"><text:tab/><text:tab/>-<text:span text:style-name="T27">о</text:span>диночество</text:p>
      <text:p text:style-name="P84"><text:tab/><text:tab/>-<text:span text:style-name="T27">н</text:span>еуверенность в себе как любовнике</text:p>
      <text:p text:style-name="P86"><text:tab/><text:tab/>-<text:span text:style-name="T27">н</text:span>еуверенность в себе в плане востребованности женщинами</text:p>
      <text:p text:style-name="P86"><text:tab/><text:tab/>-<text:span text:style-name="T27">неуверенность в себе в плане уважения окружающими или важными для него людьми</text:span></text:p>
      <text:p text:style-name="P2">-<text:span text:style-name="T24">самопрезентация</text:span></text:p>
      <text:p text:style-name="P2"><text:tab/>-<text:span text:style-name="T24">с ориентацией на то, какие девушки нравятся + рабочие зоны + восхищение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Романтичный лузер</text:p>
          </table:table-cell>
          <table:table-cell table:style-name="Table1.A1" office:value-type="string">
            <text:p text:style-name="P109">Похотливый лузер</text:p>
          </table:table-cell>
          <table:table-cell table:style-name="Table1.C1" office:value-type="string">
            <text:p text:style-name="P10">Похотливый агрессор</text:p>
          </table:table-cell>
        </table:table-row>
        <table:table-row>
          <table:table-cell table:style-name="Table1.A2" table:number-columns-spanned="3" office:value-type="string">
            <text:p text:style-name="P17"/>
            <text:p text:style-name="P17">3.<text:span text:style-name="T39">0</text:span> <text:span text:style-name="T27">Сближение</text:span> 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39"><text:span text:style-name="T26">Л</text:span>узер хочет любви. Невушки не было или было мало. Заниженная самооценка. С такой красавицей повезло впервые в жизни. Готов ради неё на многое.</text:p>
          </table:table-cell>
          <table:table-cell table:style-name="Table1.A3" office:value-type="string">
            <text:p text:style-name="P107">Не уверен в себе как любовнике. Девственник или около того. За хамством скрывается неуверенность. Опыта с девуками мало. Платежеспособность - ??</text:p>
          </table:table-cell>
          <table:table-cell table:style-name="Table1.A2" office:value-type="string">
            <text:p text:style-name="P16">Хочет ебаться. Интересующие его женщины не дают. Готов угостить или заплатить. Возможно, прожженный</text:p>
          </table:table-cell>
        </table:table-row>
        <table:table-row>
          <table:table-cell table:style-name="Table1.A3" office:value-type="string">
            <text:p text:style-name="P48">Задачи:</text:p>
            <text:p text:style-name="P77"><text:span text:style-name="T33">1. Привязать к себе еще сильнее</text:span><text:span text:style-name="T27"> через ценности, представления об идеальной девушке и боли</text:span></text:p>
            <text:p text:style-name="P71">-проработать боли</text:p>
            <text:p text:style-name="P71"><text:tab/>-погрузить в ощущение боли</text:p>
            <text:p text:style-name="P71"><text:tab/>-повысить силу её восприятия</text:p>
            <text:p text:style-name="P71"><text:tab/>-повысить значимость <text:span text:style-name="T36">боли</text:span></text:p>
            <text:p text:style-name="P71"><text:tab/><text:tab/>-привязать её к важным для него ценностям</text:p>
            <text:p text:style-name="P71"><text:tab/>-привязать надежду на избавление к себе (ТСОС)</text:p>
            <text:p text:style-name="P99">2. Подчинить еще сильнее</text:p>
            <text:p text:style-name="P79">-<text:span text:style-name="T20">привычка подчиняться и не перечить </text:span></text:p>
            <text:p text:style-name="P79"><text:tab/>-<text:span text:style-name="T27">позиция лидера</text:span></text:p>
            <text:p text:style-name="P79"><text:tab/>-<text:span text:style-name="T19">одобрение/порицание</text:span></text:p>
            <text:p text:style-name="P79">-<text:span text:style-name="T27">желание прогибаться, чтоб расположить</text:span></text:p>
            <text:p text:style-name="P79"><text:tab/>-<text:span text:style-name="T19">оценка</text:span></text:p>
            <text:p text:style-name="P79"><text:tab/>-<text:span text:style-name="T19">одобрение/порицание</text:span></text:p>
            <text:p text:style-name="P72">-ощущение отсутствия контроля над ситуацией</text:p>
            <text:p text:style-name="P72"><text:tab/><text:span text:style-name="T35">-ощущение отсутствия контроля над ситуацией – одобрение – порицание – одобрение – порицание - одобрение</text:span></text:p>
            <text:p text:style-name="P63"><text:span text:style-name="T28"><text:tab/>-</text:span><text:span text:style-name="T31">занижение самооценки и завышение </text:span><text:span text:style-name="T30">значимости</text:span><text:span text:style-name="T31"> девушки</text:span></text:p>
            <text:p text:style-name="P79">-<text:span text:style-name="T36">вывод на эмоции через рабочие зоны</text:span></text:p>
          </table:table-cell>
          <table:table-cell table:style-name="Table1.A3" office:value-type="string">
            <text:p text:style-name="P51">Задачи:</text:p>
            <text:p text:style-name="P80"><text:span text:style-name="T33">1. Привязать к себе еще сильнее</text:span><text:span text:style-name="T27"> через ценности, представления об идеальной девушке и боли</text:span></text:p>
            <text:p text:style-name="P75">-проработать боли</text:p>
            <text:p text:style-name="P75"><text:tab/>-погрузить в ощущение боли</text:p>
            <text:p text:style-name="P75"><text:tab/>-повысить силу её восприятия</text:p>
            <text:p text:style-name="P75"><text:tab/>-повысить значимость <text:span text:style-name="T36">боли</text:span></text:p>
            <text:p text:style-name="P75"><text:tab/><text:tab/>-привязать её к важным для него ценностям</text:p>
            <text:p text:style-name="P75"><text:tab/>-привязать надежду на избавление к себе (ТСОС)</text:p>
            <text:p text:style-name="P100">2. Подчинить еще сильнее</text:p>
            <text:p text:style-name="P80">-<text:span text:style-name="T20">привычка подчиняться и не перечить </text:span></text:p>
            <text:p text:style-name="P80"><text:tab/>-<text:span text:style-name="T27">позиция лидера</text:span></text:p>
            <text:p text:style-name="P80"><text:tab/>-<text:span text:style-name="T19">одобрение/порицание</text:span></text:p>
            <text:p text:style-name="P80">-<text:span text:style-name="T27">желание прогибаться, чтоб расположить</text:span></text:p>
            <text:p text:style-name="P80"><text:tab/>-<text:span text:style-name="T19">оценка</text:span></text:p>
            <text:p text:style-name="P80"><text:tab/>-<text:span text:style-name="T19">одобрение/порицание</text:span></text:p>
            <text:p text:style-name="P75">-ощущение отсутствия контроля над ситуацией</text:p>
            <text:p text:style-name="P75"><text:tab/><text:span text:style-name="T35">-ощущение отсутствия контроля над ситуацией – одобрение – порицание – одобрение – порицание - одобрение</text:span></text:p>
            <text:p text:style-name="P64"><text:span text:style-name="T28"><text:tab/>-</text:span><text:span text:style-name="T31">занижение самооценки и завышение </text:span><text:span text:style-name="T30">значимости</text:span><text:span text:style-name="T31"> девушки</text:span></text:p>
            <text:p text:style-name="P80">-<text:span text:style-name="T36">вывод на эмоции через рабочие зоны</text:span></text:p>
          </table:table-cell>
          <table:table-cell table:style-name="Table1.A2" office:value-type="string">
            <text:p text:style-name="P51">Задачи:</text:p>
            <text:p text:style-name="P80"><text:span text:style-name="T33">1. Привязать к себе еще сильнее</text:span><text:span text:style-name="T27"> через ценности, представления об идеальной девушке и боли</text:span></text:p>
            <text:p text:style-name="P75">-проработать боли</text:p>
            <text:p text:style-name="P75"><text:tab/>-погрузить в ощущение боли</text:p>
            <text:p text:style-name="P75"><text:tab/>-повысить силу её восприятия</text:p>
            <text:p text:style-name="P75"><text:tab/>-повысить значимость <text:span text:style-name="T36">боли</text:span></text:p>
            <text:p text:style-name="P75"><text:tab/><text:tab/>-привязать её к важным для него ценностям</text:p>
            <text:p text:style-name="P75"><text:tab/>-привязать надежду на избавление к себе (ТСОС)</text:p>
            <text:p text:style-name="P100">2. Подчинить еще сильнее</text:p>
            <text:p text:style-name="P80">-<text:span text:style-name="T20">привычка подчиняться и не перечить </text:span></text:p>
            <text:p text:style-name="P80"><text:tab/>-<text:span text:style-name="T27">позиция лидера</text:span></text:p>
            <text:p text:style-name="P80"><text:tab/>-<text:span text:style-name="T19">одобрение/порицание</text:span></text:p>
            <text:p text:style-name="P80">-<text:span text:style-name="T27">желание прогибаться, чтоб расположить</text:span></text:p>
            <text:p text:style-name="P80"><text:tab/>-<text:span text:style-name="T19">оценка</text:span></text:p>
            <text:p text:style-name="P80"><text:tab/>-<text:span text:style-name="T19">одобрение/порицание</text:span></text:p>
            <text:p text:style-name="P75">-ощущение отсутствия контроля над ситуацией</text:p>
            <text:p text:style-name="P75"><text:tab/><text:span text:style-name="T35">-ощущение отсутствия контроля над ситуацией – одобрение – порицание – одобрение – порицание - одобрение</text:span></text:p>
            <text:p text:style-name="P64"><text:span text:style-name="T28"><text:tab/>-</text:span><text:span text:style-name="T31">занижение самооценки и завышение </text:span><text:span text:style-name="T30">значимости</text:span><text:span text:style-name="T31"> девушки</text:span></text:p>
            <text:p text:style-name="P80">-<text:span text:style-name="T36">вывод на эмоции через рабочие зоны</text:span></text:p>
          </table:table-cell>
        </table:table-row>
        <table:table-row>
          <table:table-cell table:style-name="Table1.A3" office:value-type="string">
            <text:p text:style-name="P29"><text:span text:style-name="T34">Шаги:</text:span><text:span text:style-name="T37"> </text:span></text:p>
            <text:p text:style-name="P29"><text:span text:style-name="T4">-подробнее узнать о рабочих зонах </text:span><text:span text:style-name="T5">и проработать их <text:s/>(по ходу или потом, узнав все?)</text:span></text:p>
            <text:p text:style-name="P29"><text:tab/><text:span text:style-name="T4">-какие девушки нравятся</text:span></text:p>
            <text:p text:style-name="P82"><text:tab/>-самое яркое романтическое воспоминание </text:p>
            <text:p text:style-name="P82"><text:tab/>-лучшая девушка в его жизни</text:p>
            <text:p text:style-name="P29"><text:span text:style-name="T5"><text:tab/>-</text:span><text:span text:style-name="T9">на что он был готов ради того, чтобы добиться её</text:span></text:p>
            <text:p text:style-name="P29"><text:span text:style-name="T5"><text:tab/></text:span><text:span text:style-name="T9">-</text:span><text:span text:style-name="T5">лучшее свидание, которое он устраивал своей девушке</text:span></text:p>
            <text:p text:style-name="P82"><text:tab/><text:span text:style-name="T19">-чем он нравился его девушкам</text:span></text:p>
            <text:p text:style-name="P82"><text:tab/>-самое неприятное воспоминание, связанное с девушками</text:p>
            <text:p text:style-name="P76"><text:tab/><text:tab/></text:p>
          </table:table-cell>
          <table:table-cell table:style-name="Table1.A3" office:value-type="string">
            <text:p text:style-name="P32"><text:span text:style-name="T34">Шаги:</text:span><text:span text:style-name="T37"> </text:span></text:p>
            <text:p text:style-name="P58">1. Романтика:</text:p>
            <text:p text:style-name="P32"><text:span text:style-name="T4">-подробнее узнать о рабочих зонах </text:span><text:span text:style-name="T5">и проработать их <text:s/>(по ходу или потом, узнав все?)</text:span></text:p>
            <text:p text:style-name="P32"><text:tab/><text:span text:style-name="T4">-какие девушки нравятся</text:span></text:p>
            <text:p text:style-name="P83"><text:tab/>-самое яркое романтическое воспоминание </text:p>
            <text:p text:style-name="P83"><text:tab/>-лучшая девушка в его жизни</text:p>
            <text:p text:style-name="P32"><text:span text:style-name="T5"><text:tab/>-</text:span><text:span text:style-name="T9">на что он был готов ради того, чтобы добиться её</text:span></text:p>
            <text:p text:style-name="P32"><text:span text:style-name="T5"><text:tab/></text:span><text:span text:style-name="T9">-</text:span><text:span text:style-name="T5">лучшее свидание, которое он устраивал своей девушке</text:span></text:p>
            <text:p text:style-name="P83"><text:tab/><text:span text:style-name="T19">-чем он нравился его девушкам</text:span></text:p>
            <text:p text:style-name="P83"><text:tab/>-самое неприятное воспоминание, связанное с девушками</text:p>
            <text:p text:style-name="P45"/>
            <text:p text:style-name="P92"><text:tab/></text:p>
          </table:table-cell>
          <table:table-cell table:style-name="Table1.A2" office:value-type="string">
            <text:p text:style-name="P32"><text:span text:style-name="T34">Шаги:</text:span><text:span text:style-name="T37"> (романтика – намного короче, чем с Романтиками)</text:span></text:p>
            <text:p text:style-name="P32"><text:span text:style-name="T4">-подробнее узнать о рабочих зонах </text:span><text:span text:style-name="T5">и проработать их <text:s/>(по ходу или потом, узнав все?)</text:span></text:p>
            <text:p text:style-name="P58">1. Романтика:</text:p>
            <text:p text:style-name="P32"><text:tab/><text:span text:style-name="T4">-какие девушки нравятся</text:span></text:p>
            <text:p text:style-name="P83"><text:tab/>-самое яркое <text:span text:style-name="T39">романтическое</text:span> воспоминание </text:p>
            <text:p text:style-name="P83"><text:tab/>-лучшая девушка в его жизни</text:p>
            <text:p text:style-name="P32"><text:span text:style-name="T5"><text:tab/>-</text:span><text:span text:style-name="T9">на что он был готов ради того, чтобы добиться её</text:span></text:p>
            <text:p text:style-name="P32"><text:span text:style-name="T5"><text:tab/></text:span><text:span text:style-name="T9">-</text:span><text:span text:style-name="T5">лучш</text:span><text:span text:style-name="T11">ее сексуальное свидание</text:span><text:span text:style-name="T5">, которое он устраивал своей <text:tab/>девушке</text:span></text:p>
            <text:p text:style-name="P83"><text:tab/><text:span text:style-name="T19">-чем он нравился его девушкам</text:span></text:p>
            <text:p text:style-name="P83"><text:tab/>-самое неприятное воспоминание, связанное с девушками</text:p>
            <text:p text:style-name="P45"/>
          </table:table-cell>
        </table:table-row>
        <table:table-row>
          <table:table-cell table:style-name="Table1.A2" table:number-columns-spanned="3" office:value-type="string">
            <text:p text:style-name="P18"/>
            <text:p text:style-name="P18"/>
            <text:p text:style-name="P18"/>
            <text:p text:style-name="P18"><text:soft-page-break/>3.<text:span text:style-name="T39">1</text:span> <text:span text:style-name="T37">Разогрев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9">Задачи:</text:p>
            <text:p text:style-name="P31"><text:span text:style-name="T11">1. </text:span><text:span text:style-name="T16">У</text:span><text:span text:style-name="T17">силить желание “душу дьяволу продать за ночь со мной”</text:span></text:p>
            <text:p text:style-name="P40"><text:span text:style-name="T4"><text:tab/>-</text:span><text:span text:style-name="T6">возбудить</text:span></text:p>
            <text:p text:style-name="P30"><text:span text:style-name="T5"><text:tab/>-</text:span><text:span text:style-name="T6">усилить желание ебаться</text:span></text:p>
            <text:p text:style-name="P30"><text:span text:style-name="T6"><text:tab/>-</text:span><text:span text:style-name="T10">усилить желание выебать меня</text:span></text:p>
            <text:p text:style-name="P93"><text:tab/>-усилить желание “душу дьяволу продать за ночь со мной”</text:p>
            <text:p text:style-name="P98">2. Оставить “разгораться” до следующего дня</text:p>
          </table:table-cell>
          <table:table-cell table:style-name="Table1.A3" office:value-type="string">
            <text:p text:style-name="P50">Задачи:</text:p>
            <text:p text:style-name="P31"><text:span text:style-name="T11">1. </text:span><text:span text:style-name="T16">У</text:span><text:span text:style-name="T17">силить желание “душу дьяволу продать за ночь со мной </text:span><text:span text:style-name="T18">и подругой</text:span><text:span text:style-name="T17">”</text:span></text:p>
            <text:p text:style-name="P41"><text:span text:style-name="T4"><text:tab/>-</text:span><text:span text:style-name="T6">возбудить</text:span></text:p>
            <text:p text:style-name="P31"><text:span text:style-name="T5"><text:tab/>-</text:span><text:span text:style-name="T6">усилить желание ебаться</text:span></text:p>
            <text:p text:style-name="P31"><text:span text:style-name="T6"><text:tab/>-</text:span><text:span text:style-name="T10">усилить желание выебать меня</text:span></text:p>
            <text:p text:style-name="P94"><text:tab/>-усилить желание “душу дьяволу продать за ночь со мной”</text:p>
          </table:table-cell>
          <table:table-cell table:style-name="Table1.A2" office:value-type="string">
            <text:p text:style-name="P51">Задачи:</text:p>
            <text:p text:style-name="P32"><text:span text:style-name="T11">1. </text:span><text:span text:style-name="T16">У</text:span><text:span text:style-name="T17">силить желание “душу дьяволу продать за ночь со мной”</text:span></text:p>
            <text:p text:style-name="P42"><text:span text:style-name="T4"><text:tab/>-</text:span><text:span text:style-name="T6">возбудить</text:span></text:p>
            <text:p text:style-name="P32"><text:span text:style-name="T5"><text:tab/>-</text:span><text:span text:style-name="T6">усилить желание ебаться</text:span></text:p>
            <text:p text:style-name="P32"><text:span text:style-name="T6"><text:tab/>-</text:span><text:span text:style-name="T10">усилить желание выебать меня</text:span></text:p>
            <text:p text:style-name="P92"><text:tab/>-усилить желание “душу дьяволу продать за ночь со мной”</text:p>
          </table:table-cell>
        </table:table-row>
        <table:table-row>
          <table:table-cell table:style-name="Table1.A3" office:value-type="string">
            <text:p text:style-name="P53">Шаги:</text:p>
            <text:p text:style-name="P73"><text:tab/>-<text:span text:style-name="T38">что он любит в сексе</text:span></text:p>
            <text:p text:style-name="P73"><text:tab/>-какой он в сексе</text:p>
            <text:p text:style-name="P73"><text:tab/>-лучший секс в его жизни</text:p>
            <text:p text:style-name="P73"><text:tab/>-<text:span text:style-name="T38">чем ему нравился секс с его девками</text:span></text:p>
            <text:p text:style-name="P73"><text:tab/>-лучшая девушка в сексе, чем она была так хороша</text:p>
            <text:p text:style-name="P73"><text:tab/>-чем он хорош в сексе</text:p>
            <text:p text:style-name="P73"><text:tab/>-немножко рассказать о своих мечтах в сексе (часть из которых он не <text:tab/>сможет реализовать) <text:s/>– экзотический массаж, в необычном <text:tab/>месте, в море, в самолёте</text:p>
            <text:p text:style-name="P43"><text:span text:style-name="T8"><text:tab/>-</text:span><text:span text:style-name="T13">разогреть еще сильнее - </text:span><text:span text:style-name="T11">немножко </text:span><text:span text:style-name="T4">повизуализировать свои и его фантазии</text:span></text:p>
            <text:p text:style-name="P43"><text:span text:style-name="T4"><text:tab/>-</text:span><text:span text:style-name="T11">Всё, мне пора, я побежала по делам!</text:span></text:p>
            <text:p text:style-name="P55"><text:span text:style-name="T39">Н</text:span>е отвечать до завтра или выйти из сети.</text:p>
          </table:table-cell>
          <table:table-cell table:style-name="Table1.A3" office:value-type="string">
            <text:p text:style-name="P101">Шаги:</text:p>
            <text:p text:style-name="P74"><text:tab/>-<text:span text:style-name="T38">что он любит в сексе</text:span></text:p>
            <text:p text:style-name="P74"><text:tab/>-какой он в сексе</text:p>
            <text:p text:style-name="P74"><text:tab/>-лучший секс в его жизни</text:p>
            <text:p text:style-name="P74"><text:tab/>-<text:span text:style-name="T38">чем ему нравился секс с его девками</text:span></text:p>
            <text:p text:style-name="P74"><text:tab/>-лучшая девушка в сексе, чем она была так хороша</text:p>
            <text:p text:style-name="P74"><text:tab/>-чем он хорош в сексе</text:p>
            <text:p text:style-name="P74"><text:tab/>-<text:span text:style-name="T40">его фантазии, отношение к жмж, мжм, свингер-клубам</text:span></text:p>
            <text:p text:style-name="P74"><text:tab/>-немножко рассказать о своих мечтах в сексе (часть из которых он не <text:tab/>сможет реализовать) <text:s/>– экзотический массаж, в необычном <text:tab/>месте, в море, в самолёте</text:p>
            <text:p text:style-name="P44"><text:span text:style-name="T8"><text:tab/>-</text:span><text:span text:style-name="T11">немножко </text:span><text:span text:style-name="T4">повизуализировать свои и его фантазии</text:span></text:p>
            <text:p text:style-name="P44"><text:span text:style-name="T4"><text:tab/></text:span><text:span text:style-name="T15">-**</text:span><text:span text:style-name="T18">калибровать готовность платить сейчас**</text:span></text:p>
            <text:p text:style-name="P44"><text:span text:style-name="T4"><text:tab/>-</text:span><text:span text:style-name="T12">расказать про подругу<text:tab/></text:span></text:p>
            <text:p text:style-name="P88"><text:tab/>-и снова про фантазии</text:p>
            <text:p text:style-name="P101">Если готов платить, то закрывать сейчас, если нет – еще приопустить самооценку, и отправить на завтра</text:p>
          </table:table-cell>
          <table:table-cell table:style-name="Table1.A2" office:value-type="string">
            <text:p text:style-name="P97"><text:span text:style-name="T40">Шаги</text:span>:</text:p>
            <text:p text:style-name="P75"><text:tab/>-<text:span text:style-name="T38">что он любит в сексе</text:span></text:p>
            <text:p text:style-name="P75"><text:tab/>-какой он в сексе</text:p>
            <text:p text:style-name="P75"><text:tab/>-лучший секс в его жизни</text:p>
            <text:p text:style-name="P75"><text:tab/>-<text:span text:style-name="T38">чем ему нравился секс с его девками</text:span></text:p>
            <text:p text:style-name="P75"><text:tab/>-лучшая девушка в сексе, чем она была так хороша</text:p>
            <text:p text:style-name="P75"><text:tab/>-чем он хорош в сексе</text:p>
            <text:p text:style-name="P75"><text:tab/>-<text:span text:style-name="T40">его фантазии, отношение к жмж, мжм, свингер-клубам</text:span></text:p>
            <text:p text:style-name="P75"><text:tab/>-немножко рассказать о своих мечтах в сексе (часть из которых он не <text:tab/>сможет реализовать) <text:s/>– экзотический массаж, в необычном <text:tab/>месте, в море, в самолёте</text:p>
            <text:p text:style-name="P45"><text:span text:style-name="T8"><text:tab/>-</text:span><text:span text:style-name="T11">немножко </text:span><text:span text:style-name="T4">повизуализировать свои и его фантазии</text:span></text:p>
            <text:p text:style-name="P45"><text:span text:style-name="T4"><text:tab/></text:span><text:span text:style-name="T15">-**</text:span><text:span text:style-name="T18">калибровать готовность платить сейчас** Если не готов, то понижать самооценку, повышать значимость, прогибать, давить на боли, возбуждать</text:span></text:p>
            <text:p text:style-name="P45"><text:span text:style-name="T4"><text:tab/>-</text:span><text:span text:style-name="T12">расказать про подругу<text:tab/></text:span></text:p>
            <text:p text:style-name="P89"><text:tab/>-и снова про фантазии</text:p>
            <text:p text:style-name="P89"/>
          </table:table-cell>
        </table:table-row>
        <table:table-row>
          <table:table-cell table:style-name="Table1.A2" table:number-columns-spanned="3" office:value-type="string">
            <text:p text:style-name="P19"/>
            <text:p text:style-name="P19">3.<text:span text:style-name="T40">2</text:span> <text:span text:style-name="T37">Разогрев для закрытия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2">Задачи:</text:p>
            <text:p text:style-name="P88">1. Подготовить</text:p>
            <text:p text:style-name="P88"><text:tab/>-повысить рапорт</text:p>
            <text:p text:style-name="P88"><text:tab/>-понизить самооценку и увененность, повысить значимость, <text:s/>напомнить, что нужно прогибаться, <text:span text:style-name="T41">поощрить желание завладеть мной</text:span></text:p>
            <text:p text:style-name="P88">2. Разогреть, <text:span text:style-name="T41">довести почти до кипения</text:span></text:p>
          </table:table-cell>
          <table:table-cell table:style-name="Table1.A3" office:value-type="string">
            <text:p text:style-name="P52">Задачи:</text:p>
            <text:p text:style-name="P87">1. Подготовить</text:p>
            <text:p text:style-name="P87"><text:tab/>-повысить рапорт</text:p>
            <text:p text:style-name="P87"><text:tab/>-понизить самооценку и увененность, повысить значимость, <text:s/>напомнить, что нужно прогибаться, <text:span text:style-name="T41">поощрить желание завладеть мной</text:span></text:p>
            <text:p text:style-name="P87">2. Разогреть, <text:span text:style-name="T41">довести почти до кипения</text:span></text:p>
          </table:table-cell>
          <table:table-cell table:style-name="Table1.A2" office:value-type="string">
            <text:p text:style-name="P52">Задачи:</text:p>
            <text:p text:style-name="P95">Разогреть, довести почти до кипения</text:p>
            <text:p text:style-name="P68"><text:span text:style-name="T42">У</text:span>силить желание выебать многих </text:p>
            <text:p text:style-name="P68"><text:span text:style-name="T42">У</text:span>силить желание сделать мне хорошо</text:p>
          </table:table-cell>
        </table:table-row>
        <table:table-row>
          <table:table-cell table:style-name="Table1.A3" office:value-type="string">
            <text:p text:style-name="P54">Шаги:</text:p>
            <text:p text:style-name="P91">-поговорить о романтических фантазиях</text:p>
            <text:p text:style-name="P91">-перевести на тему эротических фантазий</text:p>
            <text:p text:style-name="P91">**калибровать его готовность платить**</text:p>
          </table:table-cell>
          <table:table-cell table:style-name="Table1.A3" office:value-type="string">
            <text:p text:style-name="P54">Шаги:</text:p>
            <text:p text:style-name="P91">-поговорить о романтических фантазиях</text:p>
            <text:p text:style-name="P91">-перевести на тему эротических фантазий</text:p>
            <text:p text:style-name="P91">**калибровать его готовность платить**</text:p>
          </table:table-cell>
          <table:table-cell table:style-name="Table1.C11" office:value-type="string">
            <text:p text:style-name="P54">Шаги:</text:p>
            <text:p text:style-name="P91">-разговор об эротических фанзациях</text:p>
            <text:p text:style-name="P91">**калибровать его готовность платить**</text:p>
          </table:table-cell>
        </table:table-row>
        <table:table-row>
          <table:table-cell table:style-name="Table1.A2" table:number-columns-spanned="3" office:value-type="string">
            <text:p text:style-name="P20"/>
            <text:p text:style-name="P20">4. Закрытие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5">Задачи:</text:p>
            <text:p text:style-name="P90">-подвести к встрече</text:p>
            <text:p text:style-name="P90">-отправить ссылку</text:p>
            <text:p text:style-name="P90">-поддержать покупку</text:p>
            <text:p text:style-name="P90"><text:soft-page-break/>-поддержать желание купить доп</text:p>
            <text:p text:style-name="P90">-*ответить на вопросы от имени Администратора</text:p>
          </table:table-cell>
          <table:table-cell table:style-name="Table1.A3" office:value-type="string">
            <text:p text:style-name="P55">Задачи:</text:p>
            <text:p text:style-name="P90">-подвести к встрече</text:p>
            <text:p text:style-name="P90">-отправить ссылку</text:p>
            <text:p text:style-name="P90">-поддержать покупку</text:p>
            <text:p text:style-name="P90"><text:soft-page-break/>-поддержать желание купить доп</text:p>
            <text:p text:style-name="P90">-*ответить на вопросы от имени Администратора</text:p>
          </table:table-cell>
          <table:table-cell table:style-name="Table1.C11" office:value-type="string">
            <text:p text:style-name="P55">Задачи:</text:p>
            <text:p text:style-name="P90">-подвести к встрече</text:p>
            <text:p text:style-name="P90">-отправить ссылку</text:p>
            <text:p text:style-name="P90">-поддержать покупку</text:p>
            <text:p text:style-name="P90"><text:soft-page-break/>-поддержать желание купить доп</text:p>
            <text:p text:style-name="P90">-*ответить на вопросы от имени Администратора</text:p>
          </table:table-cell>
        </table:table-row>
        <table:table-row>
          <table:table-cell table:style-name="Table1.A3" office:value-type="string">
            <text:p text:style-name="P56"><text:span text:style-name="T43">Шаги:</text:span><text:tab/></text:p>
            <text:p text:style-name="P56"><text:tab/>-<text:span text:style-name="T43">зайти в почту Администратора</text:span></text:p>
            <text:p text:style-name="P69"><text:tab/>-подвести к встрече в нужную дату (ближе)</text:p>
            <text:p text:style-name="P69"><text:tab/>-мне пора собираться спать (дальше)</text:p>
            <text:p text:style-name="P69"><text:tab/>-меня подруга пригласила кое-куда, <text:span text:style-name="T43">рассказать историю про свою любовь к кулинарии</text:span></text:p>
            <text:p text:style-name="P69"><text:tab/>-ссылка</text:p>
            <text:p text:style-name="P69"><text:tab/>-<text:span text:style-name="T43">особенно хочу на коктейльный, но, боюсь, что слишком много выпью, и не смогу себя сдерживать;)</text:span></text:p>
            <text:p text:style-name="P69"><text:tab/>-а ты не подумаешь, что я слишком развратная?</text:p>
            <text:p text:style-name="P69"><text:tab/></text:p>
            <text:p text:style-name="P69"><text:tab/>-ничего не знаю, подруга регистрировала нас</text:p>
            <text:p text:style-name="P69"><text:tab/>-поддерживать его возбуждение (ближе)</text:p>
            <text:p text:style-name="P96"><text:tab/>-деликтно поддерживать желание купить допы </text:p>
            <text:p text:style-name="P66"><text:tab/><text:tab/>-ой, ну не надо, это же так дорого...</text:p>
            <text:p text:style-name="P33"><text:span text:style-name="T8"><text:tab/>-</text:span><text:span text:style-name="T14">поощрить его покупку</text:span><text:span text:style-name="T23"><text:line-break/><text:tab/></text:span></text:p>
          </table:table-cell>
          <table:table-cell table:style-name="Table1.A3" office:value-type="string">
            <text:p text:style-name="P56"><text:span text:style-name="T43">Шаги:</text:span><text:tab/></text:p>
            <text:p text:style-name="P56"><text:tab/>-<text:span text:style-name="T43">зайти в почту Администратора</text:span></text:p>
            <text:p text:style-name="P69"><text:tab/>-подвести к встрече в нужную дату (ближе)</text:p>
            <text:p text:style-name="P69"><text:tab/>-мне пора собираться спать (дальше)</text:p>
            <text:p text:style-name="P69"><text:tab/>-меня подруга пригласила кое-куда, но сказать стесняюсь (дальше)</text:p>
            <text:p text:style-name="P69"><text:tab/>-в ответ: а ты не подумаешь, что я слишком развратная?</text:p>
            <text:p text:style-name="P69"><text:tab/>-ссылка</text:p>
            <text:p text:style-name="P69"><text:tab/>-**ничего не знаю, подруга регистрировала нас</text:p>
            <text:p text:style-name="P33"><text:span text:style-name="T6"><text:tab/>-</text:span><text:span text:style-name="T7">поддерживать его возбуждение (ближе)</text:span></text:p>
            <text:p text:style-name="P33"><text:span text:style-name="T7"><text:tab/>-</text:span><text:span text:style-name="T8">деликтно поддерживать желание купить допы </text:span></text:p>
            <text:p text:style-name="P33"><text:span text:style-name="T8"><text:tab/><text:tab/></text:span><text:span text:style-name="T22">-ой, ну не надо, это же так дорого...</text:span></text:p>
            <text:p text:style-name="P33"><text:span text:style-name="T22"><text:tab/>-</text:span><text:span text:style-name="T23">поощрить его покупку<text:line-break/><text:tab/>-пофантазировать о том, что вы там будете делать</text:span></text:p>
          </table:table-cell>
          <table:table-cell table:style-name="Table1.C11" office:value-type="string">
            <text:p text:style-name="P57"><text:span text:style-name="T43">Шаги:</text:span><text:tab/></text:p>
            <text:p text:style-name="P57"><text:tab/>-<text:span text:style-name="T43">зайти в почту Администратора</text:span></text:p>
            <text:p text:style-name="P70"><text:tab/>-подвести к встрече в нужную дату (ближе)</text:p>
            <text:p text:style-name="P70"><text:tab/>-мне пора собираться спать (дальше)</text:p>
            <text:p text:style-name="P70"><text:tab/>-меня подруга пригласила кое-куда, но сказать стесняюсь (дальше)</text:p>
            <text:p text:style-name="P70"><text:tab/>-в ответ: а ты не подумаешь, что я слишком развратная?</text:p>
            <text:p text:style-name="P70"><text:tab/>-ссылка</text:p>
            <text:p text:style-name="P70"><text:tab/>-**ничего не знаю, подруга регистрировала нас</text:p>
            <text:p text:style-name="P34"><text:span text:style-name="T6"><text:tab/>-</text:span><text:span text:style-name="T7">поддерживать его возбуждение (ближе)</text:span></text:p>
            <text:p text:style-name="P34"><text:span text:style-name="T7"><text:tab/>-</text:span><text:span text:style-name="T8">деликтно поддерживать желание купить допы </text:span></text:p>
            <text:p text:style-name="P34"><text:span text:style-name="T8"><text:tab/><text:tab/></text:span><text:span text:style-name="T22">-ой, ну не надо, это же так дорого...</text:span></text:p>
            <text:p text:style-name="P34"><text:span text:style-name="T22"><text:tab/>-</text:span><text:span text:style-name="T23">поощрить его покупку<text:line-break/><text:tab/>-пофантазировать о том, что вы там будете делать</text:span></text:p>
          </table:table-cell>
        </table:table-row>
        <table:table-row>
          <table:table-cell table:style-name="Table1.A2" table:number-columns-spanned="3" office:value-type="string">
            <text:p text:style-name="P21"/>
            <text:p text:style-name="P21">5. Поддержка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38"><text:span text:style-name="T23"><text:tab/></text:span><text:span text:style-name="T14">-пофантазировать о том, что вы там будете делать</text:span><text:span text:style-name="T4"><text:tab/></text:span></text:p>
            <text:p text:style-name="P81"><text:tab/>-<text:span text:style-name="T21">как же я сегодня усну – ты меня так возбудил...</text:span></text:p>
            <text:p text:style-name="P81"><text:tab/>-<text:span text:style-name="T21">я тоже очень хочу... я в своих фантазиях вижу тебя</text:span></text:p>
            <text:p text:style-name="P81"><text:tab/>-<text:span text:style-name="T21">спокойной ночи</text:span></text:p>
          </table:table-cell>
          <table:table-cell table:style-name="Table1.A3" office:value-type="string">
            <text:p text:style-name="P38"><text:span text:style-name="T14"><text:tab/>-пофантазировать о том, что вы там будете делать</text:span><text:span text:style-name="T4"><text:tab/></text:span></text:p>
            <text:p text:style-name="P81"><text:tab/>-<text:span text:style-name="T21">как же я сегодня усну – ты меня так возбудил...</text:span></text:p>
            <text:p text:style-name="P81"><text:tab/>-<text:span text:style-name="T21">я тоже очень хочу... я в своих фантазиях вижу тебя</text:span></text:p>
            <text:p text:style-name="P81"><text:tab/>-<text:span text:style-name="T21">спокойной ночи</text:span></text:p>
          </table:table-cell>
          <table:table-cell table:style-name="Table1.C11" office:value-type="string">
            <text:p text:style-name="P38"><text:span text:style-name="T14">-пофантазировать о том, что вы там будете делать</text:span><text:span text:style-name="T4"><text:tab/></text:span></text:p>
            <text:p text:style-name="P81"><text:tab/>-<text:span text:style-name="T21">как же я сегодня усну – ты меня так возбудил...</text:span></text:p>
            <text:p text:style-name="P81"><text:tab/>-<text:span text:style-name="T21">я тоже очень хочу... я в своих фантазиях вижу тебя</text:span></text:p>
            <text:p text:style-name="P81"><text:tab/>-<text:span text:style-name="T21">спокойной ночи</text:span></text:p>
          </table:table-cell>
        </table:table-row>
        <table:table-row>
          <table:table-cell table:style-name="Table1.A2" table:number-columns-spanned="3" office:value-type="string">
            <text:p text:style-name="P22"/>
            <text:p text:style-name="P22">6. Поддержка следующего дня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9">Задачи:</text:p>
            <text:p text:style-name="P28"><text:tab/>-убедить, что всё ровно</text:p>
            <text:p text:style-name="P28"><text:tab/>-(опц.) письмо от оргов об отмене</text:p>
            <text:p text:style-name="P28"><text:tab/>-сообщить, что узнала об отмене </text:p>
            <text:p text:style-name="P28"><text:tab/>-предложить попробовать встретиться завтра</text:p>
            <text:p text:style-name="P26"/>
          </table:table-cell>
          <table:table-cell table:style-name="Table1.A3" office:value-type="string">
            <text:p text:style-name="P59">Задачи:</text:p>
            <text:p text:style-name="P28"><text:tab/>-убедить, что всё ровно</text:p>
            <text:p text:style-name="P28"><text:tab/>-(опц.) письмо от оргов об отмене</text:p>
            <text:p text:style-name="P28"><text:tab/>-сообщить, что узнала об отмене </text:p>
            <text:p text:style-name="P28"><text:tab/>-предложить попробовать встретиться завтра</text:p>
          </table:table-cell>
          <table:table-cell table:style-name="Table1.C11" office:value-type="string">
            <text:p text:style-name="P59">Задачи:</text:p>
            <text:p text:style-name="P28"><text:tab/>-убедить, что всё ровно</text:p>
            <text:p text:style-name="P28"><text:tab/>-(опц.) письмо от оргов об отмене</text:p>
            <text:p text:style-name="P28"><text:tab/>-сообщить, что узнала об отмене </text:p>
            <text:p text:style-name="P28"><text:tab/>-предложить попробовать встретиться завтра</text:p>
          </table:table-cell>
        </table:table-row>
        <table:table-row>
          <table:table-cell table:style-name="Table1.A2" table:number-columns-spanned="3" office:value-type="string">
            <text:p text:style-name="P36"/>
            <text:p text:style-name="P22"><text:span text:style-name="T44">7</text:span>. Поддержка <text:span text:style-name="T44">через один день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9">Задачи:</text:p>
            <text:p text:style-name="P28"><text:tab/>-убедить, что всё ровно </text:p>
            <text:p text:style-name="P28"><text:tab/>-предложить попробовать встретиться сегодня </text:p>
          </table:table-cell>
          <table:table-cell table:style-name="Table1.A3" office:value-type="string">
            <text:p text:style-name="P59">Задачи:</text:p>
            <text:p text:style-name="P28"><text:tab/>-убедить, что всё ровно </text:p>
            <text:p text:style-name="P28"><text:tab/>-предложить попробовать встретиться сегодня</text:p>
          </table:table-cell>
          <table:table-cell table:style-name="Table1.C11" office:value-type="string">
            <text:p text:style-name="P59">Задачи:</text:p>
            <text:p text:style-name="P28"><text:tab/>-убедить, что всё ровно </text:p>
            <text:p text:style-name="P28"><text:tab/>-предложить попробовать встретиться сегодня</text:p>
          </table:table-cell>
        </table:table-row>
        <table:table-row>
          <table:table-cell table:style-name="Table1.A21" office:value-type="string">
            <text:p text:style-name="P36"/>
          </table:table-cell>
          <table:table-cell table:style-name="Table1.B21" office:value-type="string">
            <text:p text:style-name="P14"/>
          </table:table-cell>
          <table:table-cell table:style-name="Table1.C21" office:value-type="string">
            <text:p text:style-name="P108"/>
          </table:table-cell>
        </table:table-row>
      </table:table>
      <text:p text:style-name="P12"/>
      <text:p text:style-name="P37"/>
      <text:p text:style-name="P46"/>
      <text:p text:style-name="P67"><text:soft-page-break/></text:p>
      <text:p text:style-name="P67"/>
      <text:p text:style-name="P12"/>
      <text:p text:style-name="P12"/>
      <text:p text:style-name="P35"/>
      <text:p text:style-name="P13"/>
      <text:p text:style-name="P13">Поддержка следующего дня</text:p>
      <text:p text:style-name="P13"><text:tab/></text:p>
      <text:p text:style-name="P25"><text:tab/>-жду, скучаю, нет времени</text:p>
      <text:p text:style-name="P25"><text:tab/></text:p>
      <text:p text:style-name="P25">7. Отмена</text:p>
      <text:p text:style-name="P25"/>
      <text:p text:style-name="P25">-письмо от оргов</text:p>
      <text:p text:style-name="P65"><text:tab/>-”Ой, а я не получала... странно...”</text:p>
      <text:p text:style-name="P65"><text:tab/>-очень жаль... </text:p>
      <text:p text:style-name="P25">-*спросит номер и позовёт а встречу* </text:p>
      <text:p text:style-name="P65"><text:tab/>-пропасть на пару минут</text:p>
      <text:p text:style-name="P65"><text:tab/>-ой, извини, мама отвлекла</text:p>
      <text:p text:style-name="P65"><text:tab/>-поговорить о встрече</text:p>
      <text:p text:style-name="P65"><text:tab/>-мама зовёт, я скоро вернусь</text:p>
      <text:p text:style-name="P13"/>
      <text:p text:style-name="P7">Фишки:</text:p>
      <text:p text:style-name="P8">1. <text:span text:style-name="T1">Эмоциональная привзяка</text:span></text:p>
      <text:p text:style-name="P27">Проникновенная трогательная история, вызывающая сильные чувства, особенно – жалость, сопереживание, ощущение опасности, </text:p>
      <text:p text:style-name="P27"/>
      <text:p text:style-name="P27">2. Повышение доверия</text:p>
      <text:p text:style-name="P27">Дать незначительный и неодозначный повод для сомнения, а затем развеять сомнения (пример: пообещать интим-фото – пропасть – вернуться – зивиниться и отправить)</text:p>
      <text:p text:style-name="P27"/>
      <text:p text:style-name="P7">Распространенные слабые места:</text:p>
      <text:p text:style-name="P15">1. Жалость</text:p>
      <text:p text:style-name="P15">2. Забота</text:p>
      <text:p text:style-name="P15">3. Одиночество</text:p>
      <text:p text:style-name="P15">4. Неуверенность в себе как любовнике</text:p>
      <text:p text:style-name="P15">5. Неуверенность в себе в плане востребованности женщинами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6:27:06.657779820</meta:creation-date>
    <dc:date>2017-11-26T21:27:45.266216472</dc:date>
    <meta:editing-duration>PT21H50M7S</meta:editing-duration>
    <meta:editing-cycles>24</meta:editing-cycles>
    <meta:generator>LibreOffice/4.3.3.2$Linux_x86 LibreOffice_project/430m0$Build-2</meta:generator>
    <meta:document-statistic meta:table-count="3" meta:image-count="0" meta:object-count="0" meta:page-count="9" meta:paragraph-count="467" meta:word-count="2271" meta:character-count="15521" meta:non-whitespace-character-count="13389"/>
  </office:meta>
</office:document-meta>
</file>